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3063in"/>
    </style:style>
    <style:style style:name="co22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">
            <text:p>10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37">
            <text:p>13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06">
            <text:p>20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9726">
            <text:p>972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610">
            <text:p>1061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759">
            <text:p>1175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14">
            <text:p>2020-12-1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41 - 1.09)">
            <text:p>(0.41 - 1.0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2">
            <text:p>0.8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81.5">
            <text:p>381.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24502058528986">
            <text:p>0.0424502059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5210767963997">
            <text:p>1.1521076796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6.6726485647791">
            <text:p>16.672648564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44.375">
            <text:p>344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60887312633833">
            <text:p>0.0460887313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54739348748">
            <text:p>1.1654739349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3833778627669">
            <text:p>15.383377862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32.625">
            <text:p>232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311579158853469">
            <text:p>0.0311579159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1095550441446">
            <text:p>1.1109555044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2.5910639901658">
            <text:p>22.591063990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62.125">
            <text:p>262.1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64425501866236">
            <text:p>0.0264425502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9391937423551">
            <text:p>1.0939193742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6.5583917774456">
            <text:p>26.558391777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422">
            <text:p>942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35.125">
            <text:p>435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61818085332201">
            <text:p>0.0461818085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6581653836749">
            <text:p>1.1658165384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5.3530615046668">
            <text:p>15.353061504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650">
            <text:p>8650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319">
            <text:p>319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6878612716763">
            <text:p>0.0368786127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3174080737746">
            <text:p>1.1317408074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19.1398520398667">
            <text:p>19.139852039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608">
            <text:p>5608</text:p>
          </table:table-cell>
          <table:table-cell office:value-type="float" office:value="9992">
            <text:p>9992</text:p>
          </table:table-cell>
          <table:table-cell office:value-type="float" office:value="149.5">
            <text:p>149.5</text:p>
          </table:table-cell>
          <table:table-cell office:value-type="float" office:value="413.25">
            <text:p>413.25</text:p>
          </table:table-cell>
          <table:table-cell office:value-type="float" office:value="571.875">
            <text:p>571.875</text:p>
          </table:table-cell>
          <table:table-cell office:value-type="float" office:value="0.0424715909090909">
            <text:p>0.0424715909</text:p>
          </table:table-cell>
          <table:table-cell office:value-type="float" office:value="0.0736893723252497">
            <text:p>0.0736893723</text:p>
          </table:table-cell>
          <table:table-cell office:value-type="float" office:value="0.0572332866293034">
            <text:p>0.0572332866</text:p>
          </table:table-cell>
          <table:table-cell office:value-type="float" office:value="1.15218608680914">
            <text:p>1.1521860868</text:p>
          </table:table-cell>
          <table:table-cell office:value-type="float" office:value="1.268555845382">
            <text:p>1.2685558454</text:p>
          </table:table-cell>
          <table:table-cell office:value-type="float" office:value="1.20673677543541">
            <text:p>1.2067367754</text:p>
          </table:table-cell>
          <table:table-cell office:value-type="float" office:value="16.6644257575408">
            <text:p>16.6644257575</text:p>
          </table:table-cell>
          <table:table-cell office:value-type="float" office:value="9.74880550546361">
            <text:p>9.7488055055</text:p>
          </table:table-cell>
          <table:table-cell office:value-type="float" office:value="12.454268925779">
            <text:p>12.454268925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56">
            <text:p>6856</text:p>
          </table:table-cell>
          <table:table-cell office:value-type="float" office:value="12281">
            <text:p>12281</text:p>
          </table:table-cell>
          <table:table-cell office:value-type="float" office:value="178.75">
            <text:p>178.75</text:p>
          </table:table-cell>
          <table:table-cell office:value-type="float" office:value="356.625">
            <text:p>356.625</text:p>
          </table:table-cell>
          <table:table-cell office:value-type="float" office:value="566.75">
            <text:p>566.75</text:p>
          </table:table-cell>
          <table:table-cell office:value-type="float" office:value="0.043586930017069">
            <text:p>0.04358693</text:p>
          </table:table-cell>
          <table:table-cell office:value-type="float" office:value="0.0520164819136523">
            <text:p>0.0520164819</text:p>
          </table:table-cell>
          <table:table-cell office:value-type="float" office:value="0.0461485221073203">
            <text:p>0.0461485221</text:p>
          </table:table-cell>
          <table:table-cell office:value-type="float" office:value="1.15627790317763">
            <text:p>1.1562779032</text:p>
          </table:table-cell>
          <table:table-cell office:value-type="float" office:value="1.1873608869035">
            <text:p>1.1873608869</text:p>
          </table:table-cell>
          <table:table-cell office:value-type="float" office:value="1.16569401211729">
            <text:p>1.1656940121</text:p>
          </table:table-cell>
          <table:table-cell office:value-type="float" office:value="16.2467475618022">
            <text:p>16.2467475618</text:p>
          </table:table-cell>
          <table:table-cell office:value-type="float" office:value="13.6691744757322">
            <text:p>13.6691744757</text:p>
          </table:table-cell>
          <table:table-cell office:value-type="float" office:value="15.3638892393865">
            <text:p>15.363889239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828">
            <text:p>5828</text:p>
          </table:table-cell>
          <table:table-cell office:value-type="float" office:value="10473">
            <text:p>10473</text:p>
          </table:table-cell>
          <table:table-cell office:value-type="float" office:value="179.75">
            <text:p>179.75</text:p>
          </table:table-cell>
          <table:table-cell office:value-type="float" office:value="459.75">
            <text:p>459.75</text:p>
          </table:table-cell>
          <table:table-cell office:value-type="float" office:value="502.5">
            <text:p>502.5</text:p>
          </table:table-cell>
          <table:table-cell office:value-type="float" office:value="0.0461133914828117">
            <text:p>0.0461133915</text:p>
          </table:table-cell>
          <table:table-cell office:value-type="float" office:value="0.0788864104323953">
            <text:p>0.0788864104</text:p>
          </table:table-cell>
          <table:table-cell office:value-type="float" office:value="0.0479805213405901">
            <text:p>0.0479805213</text:p>
          </table:table-cell>
          <table:table-cell office:value-type="float" office:value="1.16556470214297">
            <text:p>1.1655647021</text:p>
          </table:table-cell>
          <table:table-cell office:value-type="float" office:value="1.28829964538516">
            <text:p>1.2882996454</text:p>
          </table:table-cell>
          <table:table-cell office:value-type="float" office:value="1.17244400033117">
            <text:p>1.1724440003</text:p>
          </table:table-cell>
          <table:table-cell office:value-type="float" office:value="15.3753338251192">
            <text:p>15.3753338251</text:p>
          </table:table-cell>
          <table:table-cell office:value-type="float" office:value="9.12883691901854">
            <text:p>9.128836919</text:p>
          </table:table-cell>
          <table:table-cell office:value-type="float" office:value="14.7902953613666">
            <text:p>14.790295361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399">
            <text:p>6399</text:p>
          </table:table-cell>
          <table:table-cell office:value-type="float" office:value="11189">
            <text:p>11189</text:p>
          </table:table-cell>
          <table:table-cell office:value-type="float" office:value="160.5">
            <text:p>160.5</text:p>
          </table:table-cell>
          <table:table-cell office:value-type="float" office:value="277.25">
            <text:p>277.25</text:p>
          </table:table-cell>
          <table:table-cell office:value-type="float" office:value="819.125">
            <text:p>819.125</text:p>
          </table:table-cell>
          <table:table-cell office:value-type="float" office:value="0.0417533818938606">
            <text:p>0.0417533819</text:p>
          </table:table-cell>
          <table:table-cell office:value-type="float" office:value="0.0433270823566182">
            <text:p>0.0433270824</text:p>
          </table:table-cell>
          <table:table-cell office:value-type="float" office:value="0.0732080614889624">
            <text:p>0.0732080615</text:p>
          </table:table-cell>
          <table:table-cell office:value-type="float" office:value="1.14955379263168">
            <text:p>1.1495537926</text:p>
          </table:table-cell>
          <table:table-cell office:value-type="float" office:value="1.15532417093662">
            <text:p>1.1553241709</text:p>
          </table:table-cell>
          <table:table-cell office:value-type="float" office:value="1.26673267893463">
            <text:p>1.2667326789</text:p>
          </table:table-cell>
          <table:table-cell office:value-type="float" office:value="16.9451938182499">
            <text:p>16.9451938182</text:p>
          </table:table-cell>
          <table:table-cell office:value-type="float" office:value="16.3421356260998">
            <text:p>16.3421356261</text:p>
          </table:table-cell>
          <table:table-cell office:value-type="float" office:value="9.81067394078996">
            <text:p>9.810673940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7090">
            <text:p>7090</text:p>
          </table:table-cell>
          <table:table-cell office:value-type="float" office:value="15266">
            <text:p>15266</text:p>
          </table:table-cell>
          <table:table-cell office:value-type="float" office:value="175.375">
            <text:p>175.375</text:p>
          </table:table-cell>
          <table:table-cell office:value-type="float" office:value="636.25">
            <text:p>636.25</text:p>
          </table:table-cell>
          <table:table-cell office:value-type="float" office:value="843.375">
            <text:p>843.375</text:p>
          </table:table-cell>
          <table:table-cell office:value-type="float" office:value="0.0421574519230769">
            <text:p>0.0421574519</text:p>
          </table:table-cell>
          <table:table-cell office:value-type="float" office:value="0.0897390691114245">
            <text:p>0.0897390691</text:p>
          </table:table-cell>
          <table:table-cell office:value-type="float" office:value="0.055245316389362">
            <text:p>0.0552453164</text:p>
          </table:table-cell>
          <table:table-cell office:value-type="float" office:value="1.15103449320596">
            <text:p>1.1510344932</text:p>
          </table:table-cell>
          <table:table-cell office:value-type="float" office:value="1.32987081891896">
            <text:p>1.3298708189</text:p>
          </table:table-cell>
          <table:table-cell office:value-type="float" office:value="1.19934061552937">
            <text:p>1.1993406155</text:p>
          </table:table-cell>
          <table:table-cell office:value-type="float" office:value="16.7860546005959">
            <text:p>16.7860546006</text:p>
          </table:table-cell>
          <table:table-cell office:value-type="float" office:value="8.06563930400359">
            <text:p>8.065639304</text:p>
          </table:table-cell>
          <table:table-cell office:value-type="float" office:value="12.8901816015323">
            <text:p>12.890181601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510">
            <text:p>7510</text:p>
          </table:table-cell>
          <table:table-cell office:value-type="float" office:value="13662">
            <text:p>13662</text:p>
          </table:table-cell>
          <table:table-cell office:value-type="float" office:value="73">
            <text:p>73</text:p>
          </table:table-cell>
          <table:table-cell office:value-type="float" office:value="339.5">
            <text:p>339.5</text:p>
          </table:table-cell>
          <table:table-cell office:value-type="float" office:value="530.25">
            <text:p>530.25</text:p>
          </table:table-cell>
          <table:table-cell office:value-type="float" office:value="0.0161934338952973">
            <text:p>0.0161934339</text:p>
          </table:table-cell>
          <table:table-cell office:value-type="float" office:value="0.0452063914780293">
            <text:p>0.0452063915</text:p>
          </table:table-cell>
          <table:table-cell office:value-type="float" office:value="0.0388120333772508">
            <text:p>0.0388120334</text:p>
          </table:table-cell>
          <table:table-cell office:value-type="float" office:value="1.05719098414413">
            <text:p>1.0571909841</text:p>
          </table:table-cell>
          <table:table-cell office:value-type="float" office:value="1.16222786112081">
            <text:p>1.1622278611</text:p>
          </table:table-cell>
          <table:table-cell office:value-type="float" office:value="1.13879460973274">
            <text:p>1.1387946097</text:p>
          </table:table-cell>
          <table:table-cell office:value-type="float" office:value="0">
            <text:p>0</text:p>
          </table:table-cell>
          <table:table-cell office:value-type="float" office:value="15.6769662196959">
            <text:p>15.6769662197</text:p>
          </table:table-cell>
          <table:table-cell office:value-type="float" office:value="18.2034534503642">
            <text:p>18.203453450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4374">
            <text:p>4374</text:p>
          </table:table-cell>
          <table:table-cell office:value-type="float" office:value="7415">
            <text:p>7415</text:p>
          </table:table-cell>
          <table:table-cell office:value-type="float" office:value="14014">
            <text:p>14014</text:p>
          </table:table-cell>
          <table:table-cell office:value-type="float" office:value="178">
            <text:p>178</text:p>
          </table:table-cell>
          <table:table-cell office:value-type="float" office:value="291">
            <text:p>291</text:p>
          </table:table-cell>
          <table:table-cell office:value-type="float" office:value="781.875">
            <text:p>781.875</text:p>
          </table:table-cell>
          <table:table-cell office:value-type="float" office:value="0.040695016003658">
            <text:p>0.040695016</text:p>
          </table:table-cell>
          <table:table-cell office:value-type="float" office:value="0.0392447741065408">
            <text:p>0.0392447741</text:p>
          </table:table-cell>
          <table:table-cell office:value-type="float" office:value="0.0557924218638504">
            <text:p>0.0557924219</text:p>
          </table:table-cell>
          <table:table-cell office:value-type="float" office:value="1.14567848129478">
            <text:p>1.1456784813</text:p>
          </table:table-cell>
          <table:table-cell office:value-type="float" office:value="1.14037540787045">
            <text:p>1.1403754079</text:p>
          </table:table-cell>
          <table:table-cell office:value-type="float" office:value="1.20137455342485">
            <text:p>1.2013745534</text:p>
          </table:table-cell>
          <table:table-cell office:value-type="float" office:value="17.3769986178204">
            <text:p>17.3769986178</text:p>
          </table:table-cell>
          <table:table-cell office:value-type="float" office:value="18.006502513301">
            <text:p>18.0065025133</text:p>
          </table:table-cell>
          <table:table-cell office:value-type="float" office:value="12.767117468112">
            <text:p>12.767117468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211">
            <text:p>8211</text:p>
          </table:table-cell>
          <table:table-cell office:value-type="float" office:value="15323">
            <text:p>15323</text:p>
          </table:table-cell>
          <table:table-cell office:value-type="float" office:value="245">
            <text:p>245</text:p>
          </table:table-cell>
          <table:table-cell office:value-type="float" office:value="500.875">
            <text:p>500.875</text:p>
          </table:table-cell>
          <table:table-cell office:value-type="float" office:value="854.125">
            <text:p>854.125</text:p>
          </table:table-cell>
          <table:table-cell office:value-type="float" office:value="0.0515789473684211">
            <text:p>0.0515789474</text:p>
          </table:table-cell>
          <table:table-cell office:value-type="float" office:value="0.0610004871513823">
            <text:p>0.0610004872</text:p>
          </table:table-cell>
          <table:table-cell office:value-type="float" office:value="0.0557413691835802">
            <text:p>0.0557413692</text:p>
          </table:table-cell>
          <table:table-cell office:value-type="float" office:value="1.18574067590028">
            <text:p>1.1857406759</text:p>
          </table:table-cell>
          <table:table-cell office:value-type="float" office:value="1.22079498151794">
            <text:p>1.2207949815</text:p>
          </table:table-cell>
          <table:table-cell office:value-type="float" office:value="1.20118470860991">
            <text:p>1.2011847086</text:p>
          </table:table-cell>
          <table:table-cell office:value-type="float" office:value="13.7822364734033">
            <text:p>13.7822364734</text:p>
          </table:table-cell>
          <table:table-cell office:value-type="float" office:value="11.7061313405">
            <text:p>11.7061313405</text:p>
          </table:table-cell>
          <table:table-cell office:value-type="float" office:value="12.7784989219503">
            <text:p>12.77849892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90">
            <text:p>5390</text:p>
          </table:table-cell>
          <table:table-cell office:value-type="float" office:value="9355">
            <text:p>9355</text:p>
          </table:table-cell>
          <table:table-cell office:value-type="float" office:value="17196">
            <text:p>17196</text:p>
          </table:table-cell>
          <table:table-cell office:value-type="float" office:value="342.5">
            <text:p>342.5</text:p>
          </table:table-cell>
          <table:table-cell office:value-type="float" office:value="570.625">
            <text:p>570.625</text:p>
          </table:table-cell>
          <table:table-cell office:value-type="float" office:value="573.375">
            <text:p>573.375</text:p>
          </table:table-cell>
          <table:table-cell office:value-type="float" office:value="0.063543599257885">
            <text:p>0.0635435993</text:p>
          </table:table-cell>
          <table:table-cell office:value-type="float" office:value="0.0609967931587386">
            <text:p>0.0609967932</text:p>
          </table:table-cell>
          <table:table-cell office:value-type="float" office:value="0.0333435101186322">
            <text:p>0.0333435101</text:p>
          </table:table-cell>
          <table:table-cell office:value-type="float" office:value="1.23031666385562">
            <text:p>1.2303166639</text:p>
          </table:table-cell>
          <table:table-cell office:value-type="float" office:value="1.22078116925586">
            <text:p>1.2207811693</text:p>
          </table:table-cell>
          <table:table-cell office:value-type="float" office:value="1.11888139316259">
            <text:p>1.1188813932</text:p>
          </table:table-cell>
          <table:table-cell office:value-type="float" office:value="11.2512293169858">
            <text:p>11.251229317</text:p>
          </table:table-cell>
          <table:table-cell office:value-type="float" office:value="11.7068196885076">
            <text:p>11.7068196885</text:p>
          </table:table-cell>
          <table:table-cell office:value-type="float" office:value="21.1327477863701">
            <text:p>21.132747786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468">
            <text:p>5468</text:p>
          </table:table-cell>
          <table:table-cell office:value-type="float" office:value="9430">
            <text:p>9430</text:p>
          </table:table-cell>
          <table:table-cell office:value-type="float" office:value="16740">
            <text:p>16740</text:p>
          </table:table-cell>
          <table:table-cell office:value-type="float" office:value="391.375">
            <text:p>391.375</text:p>
          </table:table-cell>
          <table:table-cell office:value-type="float" office:value="580.375">
            <text:p>580.375</text:p>
          </table:table-cell>
          <table:table-cell office:value-type="float" office:value="364.625">
            <text:p>364.625</text:p>
          </table:table-cell>
          <table:table-cell office:value-type="float" office:value="0.0715755303584492">
            <text:p>0.0715755304</text:p>
          </table:table-cell>
          <table:table-cell office:value-type="float" office:value="0.0615455991516437">
            <text:p>0.0615455992</text:p>
          </table:table-cell>
          <table:table-cell office:value-type="float" office:value="0.021781660692951">
            <text:p>0.0217816607</text:p>
          </table:table-cell>
          <table:table-cell office:value-type="float" office:value="1.26055554708491">
            <text:p>1.2605555471</text:p>
          </table:table-cell>
          <table:table-cell office:value-type="float" office:value="1.22283380414963">
            <text:p>1.2228338041</text:p>
          </table:table-cell>
          <table:table-cell office:value-type="float" office:value="1.07716571628071">
            <text:p>1.0771657163</text:p>
          </table:table-cell>
          <table:table-cell office:value-type="float" office:value="10.026716945394">
            <text:p>10.0267169454</text:p>
          </table:table-cell>
          <table:table-cell office:value-type="float" office:value="11.6054592971763">
            <text:p>11.6054592972</text:p>
          </table:table-cell>
          <table:table-cell office:value-type="float" office:value="32.1678419483191">
            <text:p>32.167841948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634">
            <text:p>5634</text:p>
          </table:table-cell>
          <table:table-cell office:value-type="float" office:value="9551">
            <text:p>9551</text:p>
          </table:table-cell>
          <table:table-cell office:value-type="float" office:value="15658">
            <text:p>15658</text:p>
          </table:table-cell>
          <table:table-cell office:value-type="float" office:value="457.125">
            <text:p>457.125</text:p>
          </table:table-cell>
          <table:table-cell office:value-type="float" office:value="773.75">
            <text:p>773.75</text:p>
          </table:table-cell>
          <table:table-cell office:value-type="float" office:value="305.375">
            <text:p>305.375</text:p>
          </table:table-cell>
          <table:table-cell office:value-type="float" office:value="0.0811368477103301">
            <text:p>0.0811368477</text:p>
          </table:table-cell>
          <table:table-cell office:value-type="float" office:value="0.0810124594283321">
            <text:p>0.0810124594</text:p>
          </table:table-cell>
          <table:table-cell office:value-type="float" office:value="0.0195028100651424">
            <text:p>0.0195028101</text:p>
          </table:table-cell>
          <table:table-cell office:value-type="float" office:value="1.29688201557664">
            <text:p>1.2968820156</text:p>
          </table:table-cell>
          <table:table-cell office:value-type="float" office:value="1.29640712442111">
            <text:p>1.2964071244</text:p>
          </table:table-cell>
          <table:table-cell office:value-type="float" office:value="1.06900534004485">
            <text:p>1.06900534</text:p>
          </table:table-cell>
          <table:table-cell office:value-type="float" office:value="8.88500732452379">
            <text:p>8.8850073245</text:p>
          </table:table-cell>
          <table:table-cell office:value-type="float" office:value="8.89813098264835">
            <text:p>8.89813098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212">
            <text:p>6212</text:p>
          </table:table-cell>
          <table:table-cell office:value-type="float" office:value="10623">
            <text:p>10623</text:p>
          </table:table-cell>
          <table:table-cell office:value-type="float" office:value="16879">
            <text:p>16879</text:p>
          </table:table-cell>
          <table:table-cell office:value-type="float" office:value="491.375">
            <text:p>491.375</text:p>
          </table:table-cell>
          <table:table-cell office:value-type="float" office:value="862.875">
            <text:p>862.875</text:p>
          </table:table-cell>
          <table:table-cell office:value-type="float" office:value="415.25">
            <text:p>415.25</text:p>
          </table:table-cell>
          <table:table-cell office:value-type="float" office:value="0.0791009336767547">
            <text:p>0.0791009337</text:p>
          </table:table-cell>
          <table:table-cell office:value-type="float" office:value="0.0812270545043773">
            <text:p>0.0812270545</text:p>
          </table:table-cell>
          <table:table-cell office:value-type="float" office:value="0.0246015759227442">
            <text:p>0.0246015759</text:p>
          </table:table-cell>
          <table:table-cell office:value-type="float" office:value="1.28911690497737">
            <text:p>1.289116905</text:p>
          </table:table-cell>
          <table:table-cell office:value-type="float" office:value="1.2972264461569">
            <text:p>1.2972264462</text:p>
          </table:table-cell>
          <table:table-cell office:value-type="float" office:value="1.08729178130385">
            <text:p>1.0872917813</text:p>
          </table:table-cell>
          <table:table-cell office:value-type="float" office:value="9.10499587874236">
            <text:p>9.1049958787</text:p>
          </table:table-cell>
          <table:table-cell office:value-type="float" office:value="8.87551513590532">
            <text:p>8.8755151359</text:p>
          </table:table-cell>
          <table:table-cell office:value-type="float" office:value="28.5200794784494">
            <text:p>28.520079478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6810">
            <text:p>6810</text:p>
          </table:table-cell>
          <table:table-cell office:value-type="float" office:value="11699">
            <text:p>11699</text:p>
          </table:table-cell>
          <table:table-cell office:value-type="float" office:value="17064">
            <text:p>17064</text:p>
          </table:table-cell>
          <table:table-cell office:value-type="float" office:value="532.75">
            <text:p>532.75</text:p>
          </table:table-cell>
          <table:table-cell office:value-type="float" office:value="894.625">
            <text:p>894.625</text:p>
          </table:table-cell>
          <table:table-cell office:value-type="float" office:value="507.25">
            <text:p>507.25</text:p>
          </table:table-cell>
          <table:table-cell office:value-type="float" office:value="0.0782305433186491">
            <text:p>0.0782305433</text:p>
          </table:table-cell>
          <table:table-cell office:value-type="float" office:value="0.0764702111291563">
            <text:p>0.0764702111</text:p>
          </table:table-cell>
          <table:table-cell office:value-type="float" office:value="0.0297263244256915">
            <text:p>0.0297263244</text:p>
          </table:table-cell>
          <table:table-cell office:value-type="float" office:value="1.28580213671482">
            <text:p>1.2858021367</text:p>
          </table:table-cell>
          <table:table-cell office:value-type="float" office:value="1.27910721760472">
            <text:p>1.2791072176</text:p>
          </table:table-cell>
          <table:table-cell office:value-type="float" office:value="1.10577409804309">
            <text:p>1.105774098</text:p>
          </table:table-cell>
          <table:table-cell office:value-type="float" office:value="9.20253730228306">
            <text:p>9.2025373023</text:p>
          </table:table-cell>
          <table:table-cell office:value-type="float" office:value="9.4065946869177">
            <text:p>9.4065946869</text:p>
          </table:table-cell>
          <table:table-cell office:value-type="float" office:value="23.6625030477181">
            <text:p>23.662503047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340">
            <text:p>7340</text:p>
          </table:table-cell>
          <table:table-cell office:value-type="float" office:value="11465">
            <text:p>11465</text:p>
          </table:table-cell>
          <table:table-cell office:value-type="float" office:value="16762">
            <text:p>16762</text:p>
          </table:table-cell>
          <table:table-cell office:value-type="float" office:value="519.625">
            <text:p>519.625</text:p>
          </table:table-cell>
          <table:table-cell office:value-type="float" office:value="166.375">
            <text:p>166.375</text:p>
          </table:table-cell>
          <table:table-cell office:value-type="float" office:value="453">
            <text:p>453</text:p>
          </table:table-cell>
          <table:table-cell office:value-type="float" office:value="0.0707935967302452">
            <text:p>0.0707935967</text:p>
          </table:table-cell>
          <table:table-cell office:value-type="float" office:value="0.0145115569123419">
            <text:p>0.0145115569</text:p>
          </table:table-cell>
          <table:table-cell office:value-type="float" office:value="0.027025414628326">
            <text:p>0.0270254146</text:p>
          </table:table-cell>
          <table:table-cell office:value-type="float" office:value="1.25760058589835">
            <text:p>1.2576005859</text:p>
          </table:table-cell>
          <table:table-cell office:value-type="float" office:value="1.05120319634988">
            <text:p>1.0512031963</text:p>
          </table:table-cell>
          <table:table-cell office:value-type="float" office:value="1.09602048234937">
            <text:p>1.0960204823</text:p>
          </table:table-cell>
          <table:table-cell office:value-type="float" office:value="10.1337228943999">
            <text:p>10.1337228944</text:p>
          </table:table-cell>
          <table:table-cell office:value-type="float" office:value="0">
            <text:p>0</text:p>
          </table:table-cell>
          <table:table-cell office:value-type="float" office:value="25.9930090878084">
            <text:p>25.993009087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8062">
            <text:p>8062</text:p>
          </table:table-cell>
          <table:table-cell office:value-type="float" office:value="11648">
            <text:p>11648</text:p>
          </table:table-cell>
          <table:table-cell office:value-type="float" office:value="17037">
            <text:p>17037</text:p>
          </table:table-cell>
          <table:table-cell office:value-type="float" office:value="387.25">
            <text:p>387.25</text:p>
          </table:table-cell>
          <table:table-cell office:value-type="float" office:value="159.375">
            <text:p>159.375</text:p>
          </table:table-cell>
          <table:table-cell office:value-type="float" office:value="375.875">
            <text:p>375.875</text:p>
          </table:table-cell>
          <table:table-cell office:value-type="float" office:value="0.0480339866038204">
            <text:p>0.0480339866</text:p>
          </table:table-cell>
          <table:table-cell office:value-type="float" office:value="0.013682606456044">
            <text:p>0.0136826065</text:p>
          </table:table-cell>
          <table:table-cell office:value-type="float" office:value="0.0220622762223396">
            <text:p>0.0220622762</text:p>
          </table:table-cell>
          <table:table-cell office:value-type="float" office:value="1.17264119029672">
            <text:p>1.1726411903</text:p>
          </table:table-cell>
          <table:table-cell office:value-type="float" office:value="1.04825606148624">
            <text:p>1.0482560615</text:p>
          </table:table-cell>
          <table:table-cell office:value-type="float" office:value="1.07817198508113">
            <text:p>1.0781719851</text:p>
          </table:table-cell>
          <table:table-cell office:value-type="float" office:value="14.7742125063063">
            <text:p>14.7742125063</text:p>
          </table:table-cell>
          <table:table-cell office:value-type="float" office:value="0">
            <text:p>0</text:p>
          </table:table-cell>
          <table:table-cell office:value-type="float" office:value="31.7630677006572">
            <text:p>31.763067700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842">
            <text:p>8842</text:p>
          </table:table-cell>
          <table:table-cell office:value-type="float" office:value="12072">
            <text:p>12072</text:p>
          </table:table-cell>
          <table:table-cell office:value-type="float" office:value="18533">
            <text:p>18533</text:p>
          </table:table-cell>
          <table:table-cell office:value-type="float" office:value="398">
            <text:p>398</text:p>
          </table:table-cell>
          <table:table-cell office:value-type="float" office:value="295.25">
            <text:p>295.25</text:p>
          </table:table-cell>
          <table:table-cell office:value-type="float" office:value="265.375">
            <text:p>265.375</text:p>
          </table:table-cell>
          <table:table-cell office:value-type="float" office:value="0.0450124406242931">
            <text:p>0.0450124406</text:p>
          </table:table-cell>
          <table:table-cell office:value-type="float" office:value="0.0244574221338635">
            <text:p>0.0244574221</text:p>
          </table:table-cell>
          <table:table-cell office:value-type="float" office:value="0.0143190525009443">
            <text:p>0.0143190525</text:p>
          </table:table-cell>
          <table:table-cell office:value-type="float" office:value="1.1615147370145">
            <text:p>1.161514737</text:p>
          </table:table-cell>
          <table:table-cell office:value-type="float" office:value="1.08677338184349">
            <text:p>1.0867733818</text:p>
          </table:table-cell>
          <table:table-cell office:value-type="float" office:value="1.05051855287177">
            <text:p>1.0505185529</text:p>
          </table:table-cell>
          <table:table-cell office:value-type="float" office:value="15.7430439635385">
            <text:p>15.7430439635</text:p>
          </table:table-cell>
          <table:table-cell office:value-type="float" office:value="28.6861525311135">
            <text:p>28.68615253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9430">
            <text:p>9430</text:p>
          </table:table-cell>
          <table:table-cell office:value-type="float" office:value="12472">
            <text:p>12472</text:p>
          </table:table-cell>
          <table:table-cell office:value-type="float" office:value="19254">
            <text:p>19254</text:p>
          </table:table-cell>
          <table:table-cell office:value-type="float" office:value="57.125">
            <text:p>57.125</text:p>
          </table:table-cell>
          <table:table-cell office:value-type="float" office:value="338.125">
            <text:p>338.125</text:p>
          </table:table-cell>
          <table:table-cell office:value-type="float" office:value="208.375">
            <text:p>208.375</text:p>
          </table:table-cell>
          <table:table-cell office:value-type="float" office:value="0.00605779427359491">
            <text:p>0.0060577943</text:p>
          </table:table-cell>
          <table:table-cell office:value-type="float" office:value="0.027110728030789">
            <text:p>0.027110728</text:p>
          </table:table-cell>
          <table:table-cell office:value-type="float" office:value="0.0108224265087774">
            <text:p>0.0108224265</text:p>
          </table:table-cell>
          <table:table-cell office:value-type="float" office:value="1.02127420582565">
            <text:p>1.0212742058</text:p>
          </table:table-cell>
          <table:table-cell office:value-type="float" office:value="1.09632813159351">
            <text:p>1.0963281316</text:p>
          </table:table-cell>
          <table:table-cell office:value-type="float" office:value="1.03810805761518">
            <text:p>1.0381080576</text:p>
          </table:table-cell>
          <table:table-cell office:value-type="float" office:value="0">
            <text:p>0</text:p>
          </table:table-cell>
          <table:table-cell office:value-type="float" office:value="25.9122939497595">
            <text:p>25.9122939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9067">
            <text:p>9067</text:p>
          </table:table-cell>
          <table:table-cell office:value-type="float" office:value="12214">
            <text:p>12214</text:p>
          </table:table-cell>
          <table:table-cell office:value-type="float" office:value="18706">
            <text:p>18706</text:p>
          </table:table-cell>
          <table:table-cell office:value-type="float" office:value="84">
            <text:p>84</text:p>
          </table:table-cell>
          <table:table-cell office:value-type="float" office:value="209.75">
            <text:p>209.75</text:p>
          </table:table-cell>
          <table:table-cell office:value-type="float" office:value="330.125">
            <text:p>330.125</text:p>
          </table:table-cell>
          <table:table-cell office:value-type="float" office:value="0.00926436528068821">
            <text:p>0.0092643653</text:p>
          </table:table-cell>
          <table:table-cell office:value-type="float" office:value="0.0171729163255281">
            <text:p>0.0171729163</text:p>
          </table:table-cell>
          <table:table-cell office:value-type="float" office:value="0.0176480808296803">
            <text:p>0.0176480808</text:p>
          </table:table-cell>
          <table:table-cell office:value-type="float" office:value="1.03259350227195">
            <text:p>1.0325935023</text:p>
          </table:table-cell>
          <table:table-cell office:value-type="float" office:value="1.06068322888739">
            <text:p>1.0606832289</text:p>
          </table:table-cell>
          <table:table-cell office:value-type="float" office:value="1.06237873422754">
            <text:p>1.06237873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07">
            <text:p>207</text:p>
          </table:table-cell>
          <table:table-cell office:value-type="float" office:value="8863">
            <text:p>8863</text:p>
          </table:table-cell>
          <table:table-cell office:value-type="float" office:value="12135">
            <text:p>12135</text:p>
          </table:table-cell>
          <table:table-cell office:value-type="float" office:value="19463">
            <text:p>19463</text:p>
          </table:table-cell>
          <table:table-cell office:value-type="float" office:value="78.375">
            <text:p>78.375</text:p>
          </table:table-cell>
          <table:table-cell office:value-type="float" office:value="313.375">
            <text:p>313.375</text:p>
          </table:table-cell>
          <table:table-cell office:value-type="float" office:value="339.625">
            <text:p>339.625</text:p>
          </table:table-cell>
          <table:table-cell office:value-type="float" office:value="0.00884294257023581">
            <text:p>0.0088429426</text:p>
          </table:table-cell>
          <table:table-cell office:value-type="float" office:value="0.0258240626287598">
            <text:p>0.0258240626</text:p>
          </table:table-cell>
          <table:table-cell office:value-type="float" office:value="0.0174497764989981">
            <text:p>0.0174497765</text:p>
          </table:table-cell>
          <table:table-cell office:value-type="float" office:value="1.03110356635709">
            <text:p>1.0311035664</text:p>
          </table:table-cell>
          <table:table-cell office:value-type="float" office:value="1.09169130833354">
            <text:p>1.0916913083</text:p>
          </table:table-cell>
          <table:table-cell office:value-type="float" office:value="1.06167102735823">
            <text:p>1.0616710274</text:p>
          </table:table-cell>
          <table:table-cell office:value-type="float" office:value="0">
            <text:p>0</text:p>
          </table:table-cell>
          <table:table-cell office:value-type="float" office:value="27.1862370192326">
            <text:p>27.1862370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9134">
            <text:p>9134</text:p>
          </table:table-cell>
          <table:table-cell office:value-type="float" office:value="13522">
            <text:p>13522</text:p>
          </table:table-cell>
          <table:table-cell office:value-type="float" office:value="19574">
            <text:p>19574</text:p>
          </table:table-cell>
          <table:table-cell office:value-type="float" office:value="146.5">
            <text:p>146.5</text:p>
          </table:table-cell>
          <table:table-cell office:value-type="float" office:value="82.75">
            <text:p>82.75</text:p>
          </table:table-cell>
          <table:table-cell office:value-type="float" office:value="170">
            <text:p>170</text:p>
          </table:table-cell>
          <table:table-cell office:value-type="float" office:value="0.0160389752572805">
            <text:p>0.0160389753</text:p>
          </table:table-cell>
          <table:table-cell office:value-type="float" office:value="0.00611965685549475">
            <text:p>0.0061196569</text:p>
          </table:table-cell>
          <table:table-cell office:value-type="float" office:value="0.00868499029324614">
            <text:p>0.0086849903</text:p>
          </table:table-cell>
          <table:table-cell office:value-type="float" office:value="1.056640620906">
            <text:p>1.0566406209</text:p>
          </table:table-cell>
          <table:table-cell office:value-type="float" office:value="1.02149220138629">
            <text:p>1.0214922014</text:p>
          </table:table-cell>
          <table:table-cell office:value-type="float" office:value="1.03054530697689">
            <text:p>1.0305453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9346">
            <text:p>9346</text:p>
          </table:table-cell>
          <table:table-cell office:value-type="float" office:value="13341">
            <text:p>13341</text:p>
          </table:table-cell>
          <table:table-cell office:value-type="float" office:value="18772">
            <text:p>18772</text:p>
          </table:table-cell>
          <table:table-cell office:value-type="float" office:value="72.5">
            <text:p>72.5</text:p>
          </table:table-cell>
          <table:table-cell office:value-type="float" office:value="-2.625">
            <text:p>-2.625</text:p>
          </table:table-cell>
          <table:table-cell office:value-type="float" office:value="289.125">
            <text:p>289.125</text:p>
          </table:table-cell>
          <table:table-cell office:value-type="float" office:value="0.00775732933875455">
            <text:p>0.0077573293</text:p>
          </table:table-cell>
          <table:table-cell office:value-type="float" office:value="-0.000196761861929391">
            <text:p>-0.0001967619</text:p>
          </table:table-cell>
          <table:table-cell office:value-type="float" office:value="0.015401928404006">
            <text:p>0.0154019284</text:p>
          </table:table-cell>
          <table:table-cell office:value-type="float" office:value="1.02726859795624">
            <text:p>1.027268598</text:p>
          </table:table-cell>
          <table:table-cell office:value-type="float" office:value="0.999311409365099">
            <text:p>0.9993114094</text:p>
          </table:table-cell>
          <table:table-cell office:value-type="float" office:value="1.0543716994352">
            <text:p>1.05437169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650">
            <text:p>8650</text:p>
          </table:table-cell>
          <table:table-cell office:value-type="float" office:value="13150">
            <text:p>13150</text:p>
          </table:table-cell>
          <table:table-cell office:value-type="float" office:value="19267">
            <text:p>19267</text:p>
          </table:table-cell>
          <table:table-cell office:value-type="float" office:value="66">
            <text:p>66</text:p>
          </table:table-cell>
          <table:table-cell office:value-type="float" office:value="174.75">
            <text:p>174.75</text:p>
          </table:table-cell>
          <table:table-cell office:value-type="float" office:value="272.5">
            <text:p>272.5</text:p>
          </table:table-cell>
          <table:table-cell office:value-type="float" office:value="0.00763005780346821">
            <text:p>0.0076300578</text:p>
          </table:table-cell>
          <table:table-cell office:value-type="float" office:value="0.0132889733840304">
            <text:p>0.0132889734</text:p>
          </table:table-cell>
          <table:table-cell office:value-type="float" office:value="0.0141433539212124">
            <text:p>0.0141433539</text:p>
          </table:table-cell>
          <table:table-cell office:value-type="float" office:value="1.02681930916502">
            <text:p>1.0268193092</text:p>
          </table:table-cell>
          <table:table-cell office:value-type="float" office:value="1.04685753659877">
            <text:p>1.0468575366</text:p>
          </table:table-cell>
          <table:table-cell office:value-type="float" office:value="1.04989380626612">
            <text:p>1.04989380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9133">
            <text:p>9133</text:p>
          </table:table-cell>
          <table:table-cell office:value-type="float" office:value="13480">
            <text:p>13480</text:p>
          </table:table-cell>
          <table:table-cell office:value-type="float" office:value="19592">
            <text:p>19592</text:p>
          </table:table-cell>
          <table:table-cell office:value-type="float" office:value="178.875">
            <text:p>178.875</text:p>
          </table:table-cell>
          <table:table-cell office:value-type="float" office:value="130">
            <text:p>130</text:p>
          </table:table-cell>
          <table:table-cell office:value-type="float" office:value="304.75">
            <text:p>304.75</text:p>
          </table:table-cell>
          <table:table-cell office:value-type="float" office:value="0.0195855688163802">
            <text:p>0.0195855688</text:p>
          </table:table-cell>
          <table:table-cell office:value-type="float" office:value="0.00964391691394659">
            <text:p>0.0096439169</text:p>
          </table:table-cell>
          <table:table-cell office:value-type="float" office:value="0.0155548182931809">
            <text:p>0.0155548183</text:p>
          </table:table-cell>
          <table:table-cell office:value-type="float" office:value="1.06930133608882">
            <text:p>1.0693013361</text:p>
          </table:table-cell>
          <table:table-cell office:value-type="float" office:value="1.03393599926036">
            <text:p>1.0339359993</text:p>
          </table:table-cell>
          <table:table-cell office:value-type="float" office:value="1.05491609067552">
            <text:p>1.05491609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0271">
            <text:p>10271</text:p>
          </table:table-cell>
          <table:table-cell office:value-type="float" office:value="13652">
            <text:p>13652</text:p>
          </table:table-cell>
          <table:table-cell office:value-type="float" office:value="20278">
            <text:p>20278</text:p>
          </table:table-cell>
          <table:table-cell office:value-type="float" office:value="172.125">
            <text:p>172.125</text:p>
          </table:table-cell>
          <table:table-cell office:value-type="float" office:value="40.25">
            <text:p>40.25</text:p>
          </table:table-cell>
          <table:table-cell office:value-type="float" office:value="216.75">
            <text:p>216.75</text:p>
          </table:table-cell>
          <table:table-cell office:value-type="float" office:value="0.0167583487489047">
            <text:p>0.0167583487</text:p>
          </table:table-cell>
          <table:table-cell office:value-type="float" office:value="0.00294828596542631">
            <text:p>0.002948286</text:p>
          </table:table-cell>
          <table:table-cell office:value-type="float" office:value="0.0106889239569977">
            <text:p>0.010688924</text:p>
          </table:table-cell>
          <table:table-cell office:value-type="float" office:value="1.05920467143663">
            <text:p>1.0592046714</text:p>
          </table:table-cell>
          <table:table-cell office:value-type="float" office:value="1.01033603796365">
            <text:p>1.010336038</text:p>
          </table:table-cell>
          <table:table-cell office:value-type="float" office:value="1.03763516991639">
            <text:p>1.03763516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2" office:value-type="float" office:value="333">
            <text:p>333</text:p>
          </table:table-cell>
          <table:table-cell office:value-type="float" office:value="10220">
            <text:p>10220</text:p>
          </table:table-cell>
          <table:table-cell office:value-type="float" office:value="13588">
            <text:p>13588</text:p>
          </table:table-cell>
          <table:table-cell office:value-type="float" office:value="19879">
            <text:p>19879</text:p>
          </table:table-cell>
          <table:table-cell office:value-type="float" office:value="98.375">
            <text:p>98.375</text:p>
          </table:table-cell>
          <table:table-cell office:value-type="float" office:value="77.875">
            <text:p>77.875</text:p>
          </table:table-cell>
          <table:table-cell office:value-type="float" office:value="402.375">
            <text:p>402.375</text:p>
          </table:table-cell>
          <table:table-cell office:value-type="float" office:value="0.00962573385518591">
            <text:p>0.0096257339</text:p>
          </table:table-cell>
          <table:table-cell office:value-type="float" office:value="0.00573115984692376">
            <text:p>0.0057311598</text:p>
          </table:table-cell>
          <table:table-cell office:value-type="float" office:value="0.020241209316364">
            <text:p>0.0202412093</text:p>
          </table:table-cell>
          <table:table-cell office:value-type="float" office:value="1.03387167180756">
            <text:p>1.0338716718</text:p>
          </table:table-cell>
          <table:table-cell office:value-type="float" office:value="1.02012343800289">
            <text:p>1.020123438</text:p>
          </table:table-cell>
          <table:table-cell office:value-type="float" office:value="1.07164725745427">
            <text:p>1.0716472575</text:p>
          </table:table-cell>
          <table:table-cell table:number-columns-repeated="2" office:value-type="float" office:value="0">
            <text:p>0</text:p>
          </table:table-cell>
          <table:table-cell office:value-type="float" office:value="34.5897722367198">
            <text:p>34.589772236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39">
            <text:p>239</text:p>
          </table:table-cell>
          <table:table-cell office:value-type="float" office:value="10050">
            <text:p>10050</text:p>
          </table:table-cell>
          <table:table-cell office:value-type="float" office:value="13150">
            <text:p>13150</text:p>
          </table:table-cell>
          <table:table-cell office:value-type="float" office:value="20665">
            <text:p>20665</text:p>
          </table:table-cell>
          <table:table-cell office:value-type="float" office:value="127.5">
            <text:p>127.5</text:p>
          </table:table-cell>
          <table:table-cell office:value-type="float" office:value="174.75">
            <text:p>174.75</text:p>
          </table:table-cell>
          <table:table-cell office:value-type="float" office:value="630.125">
            <text:p>630.125</text:p>
          </table:table-cell>
          <table:table-cell office:value-type="float" office:value="0.0126865671641791">
            <text:p>0.0126865672</text:p>
          </table:table-cell>
          <table:table-cell office:value-type="float" office:value="0.0132889733840304">
            <text:p>0.0132889734</text:p>
          </table:table-cell>
          <table:table-cell office:value-type="float" office:value="0.0304923784176143">
            <text:p>0.0304923784</text:p>
          </table:table-cell>
          <table:table-cell office:value-type="float" office:value="1.04471844508799">
            <text:p>1.0447184451</text:p>
          </table:table-cell>
          <table:table-cell office:value-type="float" office:value="1.04685753659877">
            <text:p>1.0468575366</text:p>
          </table:table-cell>
          <table:table-cell office:value-type="float" office:value="1.10854570333911">
            <text:p>1.1085457033</text:p>
          </table:table-cell>
          <table:table-cell table:number-columns-repeated="2" office:value-type="float" office:value="0">
            <text:p>0</text:p>
          </table:table-cell>
          <table:table-cell office:value-type="float" office:value="23.0766561018203">
            <text:p>23.076656101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3596">
            <text:p>13596</text:p>
          </table:table-cell>
          <table:table-cell office:value-type="float" office:value="21091">
            <text:p>21091</text:p>
          </table:table-cell>
          <table:table-cell office:value-type="float" office:value="155.875">
            <text:p>155.875</text:p>
          </table:table-cell>
          <table:table-cell office:value-type="float" office:value="181">
            <text:p>181</text:p>
          </table:table-cell>
          <table:table-cell office:value-type="float" office:value="853.625">
            <text:p>853.625</text:p>
          </table:table-cell>
          <table:table-cell office:value-type="float" office:value="0.0151423159121819">
            <text:p>0.0151423159</text:p>
          </table:table-cell>
          <table:table-cell office:value-type="float" office:value="0.0133127390408944">
            <text:p>0.013312739</text:p>
          </table:table-cell>
          <table:table-cell office:value-type="float" office:value="0.0404734246835143">
            <text:p>0.0404734247</text:p>
          </table:table-cell>
          <table:table-cell office:value-type="float" office:value="1.05344751356576">
            <text:p>1.0534475136</text:p>
          </table:table-cell>
          <table:table-cell office:value-type="float" office:value="1.04694195552384">
            <text:p>1.0469419555</text:p>
          </table:table-cell>
          <table:table-cell office:value-type="float" office:value="1.1448676586793">
            <text:p>1.1448676587</text:p>
          </table:table-cell>
          <table:table-cell table:number-columns-repeated="2" office:value-type="float" office:value="0">
            <text:p>0</text:p>
          </table:table-cell>
          <table:table-cell office:value-type="float" office:value="17.4702648225446">
            <text:p>17.470264822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table:number-columns-repeated="2" office:value-type="float" office:value="386">
            <text:p>386</text:p>
          </table:table-cell>
          <table:table-cell office:value-type="float" office:value="10304">
            <text:p>10304</text:p>
          </table:table-cell>
          <table:table-cell office:value-type="float" office:value="14308">
            <text:p>14308</text:p>
          </table:table-cell>
          <table:table-cell office:value-type="float" office:value="20988">
            <text:p>20988</text:p>
          </table:table-cell>
          <table:table-cell office:value-type="float" office:value="66.875">
            <text:p>66.875</text:p>
          </table:table-cell>
          <table:table-cell office:value-type="float" office:value="149">
            <text:p>149</text:p>
          </table:table-cell>
          <table:table-cell office:value-type="float" office:value="982.875">
            <text:p>982.875</text:p>
          </table:table-cell>
          <table:table-cell office:value-type="float" office:value="0.00649019798136646">
            <text:p>0.006490198</text:p>
          </table:table-cell>
          <table:table-cell office:value-type="float" office:value="0.0104137545429131">
            <text:p>0.0104137545</text:p>
          </table:table-cell>
          <table:table-cell office:value-type="float" office:value="0.0468303316180675">
            <text:p>0.0468303316</text:p>
          </table:table-cell>
          <table:table-cell office:value-type="float" office:value="1.02279825336766">
            <text:p>1.0227982534</text:p>
          </table:table-cell>
          <table:table-cell office:value-type="float" office:value="1.03666069561621">
            <text:p>1.0366606956</text:p>
          </table:table-cell>
          <table:table-cell office:value-type="float" office:value="1.16820459738377">
            <text:p>1.1682045974</text:p>
          </table:table-cell>
          <table:table-cell table:number-columns-repeated="2" office:value-type="float" office:value="0">
            <text:p>0</text:p>
          </table:table-cell>
          <table:table-cell office:value-type="float" office:value="15.1451744194983">
            <text:p>15.145174419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10012">
            <text:p>10012</text:p>
          </table:table-cell>
          <table:table-cell office:value-type="float" office:value="13994">
            <text:p>13994</text:p>
          </table:table-cell>
          <table:table-cell office:value-type="float" office:value="21754">
            <text:p>21754</text:p>
          </table:table-cell>
          <table:table-cell office:value-type="float" office:value="30.5">
            <text:p>30.5</text:p>
          </table:table-cell>
          <table:table-cell office:value-type="float" office:value="313">
            <text:p>313</text:p>
          </table:table-cell>
          <table:table-cell office:value-type="float" office:value="1185.125">
            <text:p>1185.125</text:p>
          </table:table-cell>
          <table:table-cell office:value-type="float" office:value="0.00304634438673592">
            <text:p>0.0030463444</text:p>
          </table:table-cell>
          <table:table-cell office:value-type="float" office:value="0.0223667285979706">
            <text:p>0.0223667286</text:p>
          </table:table-cell>
          <table:table-cell office:value-type="float" office:value="0.0544784867150869">
            <text:p>0.0544784867</text:p>
          </table:table-cell>
          <table:table-cell office:value-type="float" office:value="1.01068039457326">
            <text:p>1.0106803946</text:p>
          </table:table-cell>
          <table:table-cell office:value-type="float" office:value="1.07926408036732">
            <text:p>1.0792640804</text:p>
          </table:table-cell>
          <table:table-cell office:value-type="float" office:value="1.19649179831175">
            <text:p>1.1964917983</text:p>
          </table:table-cell>
          <table:table-cell office:value-type="float" office:value="0">
            <text:p>0</text:p>
          </table:table-cell>
          <table:table-cell office:value-type="float" office:value="31.3353969857394">
            <text:p>31.3353969857</text:p>
          </table:table-cell>
          <table:table-cell office:value-type="float" office:value="13.066828941951">
            <text:p>13.06682894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9620">
            <text:p>9620</text:p>
          </table:table-cell>
          <table:table-cell office:value-type="float" office:value="14951">
            <text:p>14951</text:p>
          </table:table-cell>
          <table:table-cell office:value-type="float" office:value="24230">
            <text:p>24230</text:p>
          </table:table-cell>
          <table:table-cell office:value-type="float" office:value="98.5">
            <text:p>98.5</text:p>
          </table:table-cell>
          <table:table-cell office:value-type="float" office:value="568.75">
            <text:p>568.75</text:p>
          </table:table-cell>
          <table:table-cell office:value-type="float" office:value="1281.25">
            <text:p>1281.25</text:p>
          </table:table-cell>
          <table:table-cell office:value-type="float" office:value="0.0102390852390852">
            <text:p>0.0102390852</text:p>
          </table:table-cell>
          <table:table-cell office:value-type="float" office:value="0.0380409337168082">
            <text:p>0.0380409337</text:p>
          </table:table-cell>
          <table:table-cell office:value-type="float" office:value="0.0528786628146925">
            <text:p>0.0528786628</text:p>
          </table:table-cell>
          <table:table-cell office:value-type="float" office:value="1.0360422825152">
            <text:p>1.0360422825</text:p>
          </table:table-cell>
          <table:table-cell office:value-type="float" office:value="1.1359796087794">
            <text:p>1.1359796088</text:p>
          </table:table-cell>
          <table:table-cell office:value-type="float" office:value="1.19055577969432">
            <text:p>1.1905557797</text:p>
          </table:table-cell>
          <table:table-cell office:value-type="float" office:value="0">
            <text:p>0</text:p>
          </table:table-cell>
          <table:table-cell office:value-type="float" office:value="18.5655045400204">
            <text:p>18.56550454</text:p>
          </table:table-cell>
          <table:table-cell office:value-type="float" office:value="13.451855834019">
            <text:p>13.45185583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289">
            <text:p>15289</text:p>
          </table:table-cell>
          <table:table-cell office:value-type="float" office:value="26421">
            <text:p>26421</text:p>
          </table:table-cell>
          <table:table-cell office:value-type="float" office:value="116.25">
            <text:p>116.25</text:p>
          </table:table-cell>
          <table:table-cell office:value-type="float" office:value="806">
            <text:p>806</text:p>
          </table:table-cell>
          <table:table-cell office:value-type="float" office:value="1347">
            <text:p>1347</text:p>
          </table:table-cell>
          <table:table-cell office:value-type="float" office:value="0.0111994219653179">
            <text:p>0.011199422</text:p>
          </table:table-cell>
          <table:table-cell office:value-type="float" office:value="0.0527176401334293">
            <text:p>0.0527176401</text:p>
          </table:table-cell>
          <table:table-cell office:value-type="float" office:value="0.0509821732712615">
            <text:p>0.0509821733</text:p>
          </table:table-cell>
          <table:table-cell office:value-type="float" office:value="1.03944381390123">
            <text:p>1.0394438139</text:p>
          </table:table-cell>
          <table:table-cell office:value-type="float" office:value="1.18995887364623">
            <text:p>1.1899588736</text:p>
          </table:table-cell>
          <table:table-cell office:value-type="float" office:value="1.18353200315268">
            <text:p>1.1835320032</text:p>
          </table:table-cell>
          <table:table-cell office:value-type="float" office:value="0">
            <text:p>0</text:p>
          </table:table-cell>
          <table:table-cell office:value-type="float" office:value="13.4919030098708">
            <text:p>13.4919030099</text:p>
          </table:table-cell>
          <table:table-cell office:value-type="float" office:value="13.9395750118967">
            <text:p>13.939575011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10789">
            <text:p>10789</text:p>
          </table:table-cell>
          <table:table-cell office:value-type="float" office:value="16208">
            <text:p>16208</text:p>
          </table:table-cell>
          <table:table-cell office:value-type="float" office:value="28005">
            <text:p>28005</text:p>
          </table:table-cell>
          <table:table-cell office:value-type="float" office:value="157.125">
            <text:p>157.125</text:p>
          </table:table-cell>
          <table:table-cell office:value-type="float" office:value="893.25">
            <text:p>893.25</text:p>
          </table:table-cell>
          <table:table-cell office:value-type="float" office:value="1547.625">
            <text:p>1547.625</text:p>
          </table:table-cell>
          <table:table-cell office:value-type="float" office:value="0.0145634442487719">
            <text:p>0.0145634442</text:p>
          </table:table-cell>
          <table:table-cell office:value-type="float" office:value="0.0551116732477789">
            <text:p>0.0551116732</text:p>
          </table:table-cell>
          <table:table-cell office:value-type="float" office:value="0.055262453133369">
            <text:p>0.0552624531</text:p>
          </table:table-cell>
          <table:table-cell office:value-type="float" office:value="1.05138775893114">
            <text:p>1.0513877589</text:p>
          </table:table-cell>
          <table:table-cell office:value-type="float" office:value="1.19884395756244">
            <text:p>1.1988439576</text:p>
          </table:table-cell>
          <table:table-cell office:value-type="float" office:value="1.19940430587037">
            <text:p>1.1994043059</text:p>
          </table:table-cell>
          <table:table-cell office:value-type="float" office:value="0">
            <text:p>0</text:p>
          </table:table-cell>
          <table:table-cell office:value-type="float" office:value="12.9206140906529">
            <text:p>12.9206140907</text:p>
          </table:table-cell>
          <table:table-cell office:value-type="float" office:value="12.8862899600522">
            <text:p>12.886289960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720">
            <text:p>10720</text:p>
          </table:table-cell>
          <table:table-cell office:value-type="float" office:value="17210">
            <text:p>17210</text:p>
          </table:table-cell>
          <table:table-cell office:value-type="float" office:value="29731">
            <text:p>29731</text:p>
          </table:table-cell>
          <table:table-cell office:value-type="float" office:value="198.375">
            <text:p>198.375</text:p>
          </table:table-cell>
          <table:table-cell office:value-type="float" office:value="939.25">
            <text:p>939.25</text:p>
          </table:table-cell>
          <table:table-cell office:value-type="float" office:value="1688.875">
            <text:p>1688.875</text:p>
          </table:table-cell>
          <table:table-cell office:value-type="float" office:value="0.0185051305970149">
            <text:p>0.0185051306</text:p>
          </table:table-cell>
          <table:table-cell office:value-type="float" office:value="0.0545758280069727">
            <text:p>0.054575828</text:p>
          </table:table-cell>
          <table:table-cell office:value-type="float" office:value="0.0568051865056675">
            <text:p>0.0568051865</text:p>
          </table:table-cell>
          <table:table-cell office:value-type="float" office:value="1.06543913921204">
            <text:p>1.0654391392</text:p>
          </table:table-cell>
          <table:table-cell office:value-type="float" office:value="1.19685329918959">
            <text:p>1.1968532992</text:p>
          </table:table-cell>
          <table:table-cell office:value-type="float" office:value="1.20514273802917">
            <text:p>1.205142738</text:p>
          </table:table-cell>
          <table:table-cell office:value-type="float" office:value="0">
            <text:p>0</text:p>
          </table:table-cell>
          <table:table-cell office:value-type="float" office:value="13.0441303346323">
            <text:p>13.0441303346</text:p>
          </table:table-cell>
          <table:table-cell office:value-type="float" office:value="12.5455635956725">
            <text:p>12.545563595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7808">
            <text:p>17808</text:p>
          </table:table-cell>
          <table:table-cell office:value-type="float" office:value="30754">
            <text:p>30754</text:p>
          </table:table-cell>
          <table:table-cell office:value-type="float" office:value="441.25">
            <text:p>441.25</text:p>
          </table:table-cell>
          <table:table-cell office:value-type="float" office:value="843.5">
            <text:p>843.5</text:p>
          </table:table-cell>
          <table:table-cell office:value-type="float" office:value="1449">
            <text:p>1449</text:p>
          </table:table-cell>
          <table:table-cell office:value-type="float" office:value="0.0399032374751311">
            <text:p>0.0399032375</text:p>
          </table:table-cell>
          <table:table-cell office:value-type="float" office:value="0.0473663522012579">
            <text:p>0.0473663522</text:p>
          </table:table-cell>
          <table:table-cell office:value-type="float" office:value="0.0471158223320544">
            <text:p>0.0471158223</text:p>
          </table:table-cell>
          <table:table-cell office:value-type="float" office:value="1.14278217715051">
            <text:p>1.1427821772</text:p>
          </table:table-cell>
          <table:table-cell office:value-type="float" office:value="1.17017963249328">
            <text:p>1.1701796325</text:p>
          </table:table-cell>
          <table:table-cell office:value-type="float" office:value="1.16925638356168">
            <text:p>1.1692563836</text:p>
          </table:table-cell>
          <table:table-cell office:value-type="float" office:value="17.7150138797977">
            <text:p>17.7150138798</text:p>
          </table:table-cell>
          <table:table-cell office:value-type="float" office:value="14.9776468037124">
            <text:p>14.9776468037</text:p>
          </table:table-cell>
          <table:table-cell office:value-type="float" office:value="15.0554729214817">
            <text:p>15.055472921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8714">
            <text:p>18714</text:p>
          </table:table-cell>
          <table:table-cell office:value-type="float" office:value="31867">
            <text:p>31867</text:p>
          </table:table-cell>
          <table:table-cell office:value-type="float" office:value="465.5">
            <text:p>465.5</text:p>
          </table:table-cell>
          <table:table-cell office:value-type="float" office:value="925.875">
            <text:p>925.875</text:p>
          </table:table-cell>
          <table:table-cell office:value-type="float" office:value="869.25">
            <text:p>869.25</text:p>
          </table:table-cell>
          <table:table-cell office:value-type="float" office:value="0.0414736279401283">
            <text:p>0.0414736279</text:p>
          </table:table-cell>
          <table:table-cell office:value-type="float" office:value="0.0494749919846105">
            <text:p>0.049474992</text:p>
          </table:table-cell>
          <table:table-cell office:value-type="float" office:value="0.0272774343364609">
            <text:p>0.0272774343</text:p>
          </table:table-cell>
          <table:table-cell office:value-type="float" office:value="1.1485290189469">
            <text:p>1.1485290189</text:p>
          </table:table-cell>
          <table:table-cell office:value-type="float" office:value="1.17796011061662">
            <text:p>1.1779601106</text:p>
          </table:table-cell>
          <table:table-cell office:value-type="float" office:value="1.09692937468861">
            <text:p>1.0969293747</text:p>
          </table:table-cell>
          <table:table-cell office:value-type="float" office:value="17.0571886978402">
            <text:p>17.0571886978</text:p>
          </table:table-cell>
          <table:table-cell office:value-type="float" office:value="14.3538357538705">
            <text:p>14.3538357539</text:p>
          </table:table-cell>
          <table:table-cell office:value-type="float" office:value="25.7560299837263">
            <text:p>25.756029983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384">
            <text:p>19384</text:p>
          </table:table-cell>
          <table:table-cell office:value-type="float" office:value="33369">
            <text:p>33369</text:p>
          </table:table-cell>
          <table:table-cell office:value-type="float" office:value="494.625">
            <text:p>494.625</text:p>
          </table:table-cell>
          <table:table-cell office:value-type="float" office:value="258.375">
            <text:p>258.375</text:p>
          </table:table-cell>
          <table:table-cell office:value-type="float" office:value="482">
            <text:p>482</text:p>
          </table:table-cell>
          <table:table-cell office:value-type="float" office:value="0.0440057829181495">
            <text:p>0.0440057829</text:p>
          </table:table-cell>
          <table:table-cell office:value-type="float" office:value="0.0133292921997524">
            <text:p>0.0133292922</text:p>
          </table:table-cell>
          <table:table-cell office:value-type="float" office:value="0.0144445443375588">
            <text:p>0.0144445443</text:p>
          </table:table-cell>
          <table:table-cell office:value-type="float" office:value="1.15781579771679">
            <text:p>1.1578157977</text:p>
          </table:table-cell>
          <table:table-cell office:value-type="float" office:value="1.047000755959">
            <text:p>1.047000756</text:p>
          </table:table-cell>
          <table:table-cell office:value-type="float" office:value="1.05096484910925">
            <text:p>1.0509648491</text:p>
          </table:table-cell>
          <table:table-cell office:value-type="float" office:value="16.0953609569061">
            <text:p>16.09536095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11685">
            <text:p>11685</text:p>
          </table:table-cell>
          <table:table-cell office:value-type="float" office:value="20448">
            <text:p>20448</text:p>
          </table:table-cell>
          <table:table-cell office:value-type="float" office:value="35185">
            <text:p>35185</text:p>
          </table:table-cell>
          <table:table-cell office:value-type="float" office:value="656.875">
            <text:p>656.875</text:p>
          </table:table-cell>
          <table:table-cell office:value-type="float" office:value="1027.375">
            <text:p>1027.375</text:p>
          </table:table-cell>
          <table:table-cell office:value-type="float" office:value="127.625">
            <text:p>127.625</text:p>
          </table:table-cell>
          <table:table-cell office:value-type="float" office:value="0.0562152332049636">
            <text:p>0.0562152332</text:p>
          </table:table-cell>
          <table:table-cell office:value-type="float" office:value="0.0502433000782473">
            <text:p>0.0502433001</text:p>
          </table:table-cell>
          <table:table-cell office:value-type="float" office:value="0.00362725593292596">
            <text:p>0.0036272559</text:p>
          </table:table-cell>
          <table:table-cell office:value-type="float" office:value="1.20294721500818">
            <text:p>1.202947215</text:p>
          </table:table-cell>
          <table:table-cell office:value-type="float" office:value="1.18079935311126">
            <text:p>1.1807993531</text:p>
          </table:table-cell>
          <table:table-cell office:value-type="float" office:value="1.01272118345702">
            <text:p>1.0127211835</text:p>
          </table:table-cell>
          <table:table-cell office:value-type="float" office:value="12.6736521864936">
            <text:p>12.6736521865</text:p>
          </table:table-cell>
          <table:table-cell office:value-type="float" office:value="14.1395552532553">
            <text:p>14.1395552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720">
            <text:p>21720</text:p>
          </table:table-cell>
          <table:table-cell office:value-type="float" office:value="35822">
            <text:p>35822</text:p>
          </table:table-cell>
          <table:table-cell office:value-type="float" office:value="610.5">
            <text:p>610.5</text:p>
          </table:table-cell>
          <table:table-cell office:value-type="float" office:value="1020.25">
            <text:p>1020.25</text:p>
          </table:table-cell>
          <table:table-cell office:value-type="float" office:value="-82.125">
            <text:p>-82.125</text:p>
          </table:table-cell>
          <table:table-cell office:value-type="float" office:value="0.046425855513308">
            <text:p>0.0464258555</text:p>
          </table:table-cell>
          <table:table-cell office:value-type="float" office:value="0.0469728360957643">
            <text:p>0.0469728361</text:p>
          </table:table-cell>
          <table:table-cell office:value-type="float" office:value="-0.00229258556194517">
            <text:p>-0.0022925856</text:p>
          </table:table-cell>
          <table:table-cell office:value-type="float" office:value="1.16671500001446">
            <text:p>1.166715</text:p>
          </table:table-cell>
          <table:table-cell office:value-type="float" office:value="1.1687295631037">
            <text:p>1.1687295631</text:p>
          </table:table-cell>
          <table:table-cell office:value-type="float" office:value="0.991986252192367">
            <text:p>0.9919862522</text:p>
          </table:table-cell>
          <table:table-cell office:value-type="float" office:value="15.2741496602548">
            <text:p>15.2741496603</text:p>
          </table:table-cell>
          <table:table-cell office:value-type="float" office:value="15.1002630822457">
            <text:p>15.1002630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4052">
            <text:p>14052</text:p>
          </table:table-cell>
          <table:table-cell office:value-type="float" office:value="22668">
            <text:p>22668</text:p>
          </table:table-cell>
          <table:table-cell office:value-type="float" office:value="33375">
            <text:p>33375</text:p>
          </table:table-cell>
          <table:table-cell office:value-type="float" office:value="729">
            <text:p>729</text:p>
          </table:table-cell>
          <table:table-cell office:value-type="float" office:value="655.375">
            <text:p>655.375</text:p>
          </table:table-cell>
          <table:table-cell office:value-type="float" office:value="-176.625">
            <text:p>-176.625</text:p>
          </table:table-cell>
          <table:table-cell office:value-type="float" office:value="0.0518787361229718">
            <text:p>0.0518787361</text:p>
          </table:table-cell>
          <table:table-cell office:value-type="float" office:value="0.0289119022410446">
            <text:p>0.0289119022</text:p>
          </table:table-cell>
          <table:table-cell office:value-type="float" office:value="-0.00529213483146067">
            <text:p>-0.0052921348</text:p>
          </table:table-cell>
          <table:table-cell office:value-type="float" office:value="1.18685072682337">
            <text:p>1.1868507268</text:p>
          </table:table-cell>
          <table:table-cell office:value-type="float" office:value="1.1028300181024">
            <text:p>1.1028300181</text:p>
          </table:table-cell>
          <table:table-cell office:value-type="float" office:value="0.981532421204393">
            <text:p>0.9815324212</text:p>
          </table:table-cell>
          <table:table-cell office:value-type="float" office:value="13.7045633097182">
            <text:p>13.7045633097</text:p>
          </table:table-cell>
          <table:table-cell office:value-type="float" office:value="24.3193850944338">
            <text:p>24.3193850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932">
            <text:p>22932</text:p>
          </table:table-cell>
          <table:table-cell office:value-type="float" office:value="32611">
            <text:p>32611</text:p>
          </table:table-cell>
          <table:table-cell office:value-type="float" office:value="757.75">
            <text:p>757.75</text:p>
          </table:table-cell>
          <table:table-cell office:value-type="float" office:value="328.75">
            <text:p>328.75</text:p>
          </table:table-cell>
          <table:table-cell office:value-type="float" office:value="487.5">
            <text:p>487.5</text:p>
          </table:table-cell>
          <table:table-cell office:value-type="float" office:value="0.0512339418526031">
            <text:p>0.0512339419</text:p>
          </table:table-cell>
          <table:table-cell office:value-type="float" office:value="0.0143358625501483">
            <text:p>0.0143358626</text:p>
          </table:table-cell>
          <table:table-cell office:value-type="float" office:value="0.014948943607985">
            <text:p>0.0149489436</text:p>
          </table:table-cell>
          <table:table-cell office:value-type="float" office:value="1.18446363340771">
            <text:p>1.1844636334</text:p>
          </table:table-cell>
          <table:table-cell office:value-type="float" office:value="1.05057833215743">
            <text:p>1.0505783322</text:p>
          </table:table-cell>
          <table:table-cell office:value-type="float" office:value="1.05275930562134">
            <text:p>1.0527593056</text:p>
          </table:table-cell>
          <table:table-cell office:value-type="float" office:value="13.8727497309555">
            <text:p>13.8727497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326">
            <text:p>22326</text:p>
          </table:table-cell>
          <table:table-cell office:value-type="float" office:value="34271">
            <text:p>34271</text:p>
          </table:table-cell>
          <table:table-cell office:value-type="float" office:value="818.125">
            <text:p>818.125</text:p>
          </table:table-cell>
          <table:table-cell office:value-type="float" office:value="-98.75">
            <text:p>-98.75</text:p>
          </table:table-cell>
          <table:table-cell office:value-type="float" office:value="189.75">
            <text:p>189.75</text:p>
          </table:table-cell>
          <table:table-cell office:value-type="float" office:value="0.0529188227684347">
            <text:p>0.0529188228</text:p>
          </table:table-cell>
          <table:table-cell office:value-type="float" office:value="-0.00442309415031801">
            <text:p>-0.0044230942</text:p>
          </table:table-cell>
          <table:table-cell office:value-type="float" office:value="0.00553675118905197">
            <text:p>0.0055367512</text:p>
          </table:table-cell>
          <table:table-cell office:value-type="float" office:value="1.19070466722379">
            <text:p>1.1907046672</text:p>
          </table:table-cell>
          <table:table-cell office:value-type="float" office:value="0.984557515447138">
            <text:p>0.9845575154</text:p>
          </table:table-cell>
          <table:table-cell office:value-type="float" office:value="1.01943871416459">
            <text:p>1.0194387142</text:p>
          </table:table-cell>
          <table:table-cell office:value-type="float" office:value="13.4419058086535">
            <text:p>13.4419058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5942">
            <text:p>15942</text:p>
          </table:table-cell>
          <table:table-cell office:value-type="float" office:value="21808">
            <text:p>21808</text:p>
          </table:table-cell>
          <table:table-cell office:value-type="float" office:value="34740">
            <text:p>34740</text:p>
          </table:table-cell>
          <table:table-cell office:value-type="float" office:value="685">
            <text:p>685</text:p>
          </table:table-cell>
          <table:table-cell office:value-type="float" office:value="-52.875">
            <text:p>-52.875</text:p>
          </table:table-cell>
          <table:table-cell office:value-type="float" office:value="-50.75">
            <text:p>-50.75</text:p>
          </table:table-cell>
          <table:table-cell office:value-type="float" office:value="0.0429682599422908">
            <text:p>0.0429682599</text:p>
          </table:table-cell>
          <table:table-cell office:value-type="float" office:value="-0.00242456896551724">
            <text:p>-0.002424569</text:p>
          </table:table-cell>
          <table:table-cell office:value-type="float" office:value="-0.0014608520437536">
            <text:p>-0.001460852</text:p>
          </table:table-cell>
          <table:table-cell office:value-type="float" office:value="1.15400760166846">
            <text:p>1.1540076017</text:p>
          </table:table-cell>
          <table:table-cell office:value-type="float" office:value="0.99152553054864">
            <text:p>0.9915255305</text:p>
          </table:table-cell>
          <table:table-cell office:value-type="float" office:value="0.994891200660702">
            <text:p>0.9948912007</text:p>
          </table:table-cell>
          <table:table-cell office:value-type="float" office:value="16.4757528341973">
            <text:p>16.47575283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6640">
            <text:p>16640</text:p>
          </table:table-cell>
          <table:table-cell office:value-type="float" office:value="22364">
            <text:p>22364</text:p>
          </table:table-cell>
          <table:table-cell office:value-type="float" office:value="32548">
            <text:p>32548</text:p>
          </table:table-cell>
          <table:table-cell office:value-type="float" office:value="-248.25">
            <text:p>-248.25</text:p>
          </table:table-cell>
          <table:table-cell office:value-type="float" office:value="638.25">
            <text:p>638.25</text:p>
          </table:table-cell>
          <table:table-cell office:value-type="float" office:value="-184.5">
            <text:p>-184.5</text:p>
          </table:table-cell>
          <table:table-cell office:value-type="float" office:value="-0.0149188701923077">
            <text:p>-0.0149188702</text:p>
          </table:table-cell>
          <table:table-cell office:value-type="float" office:value="0.0285391700947952">
            <text:p>0.0285391701</text:p>
          </table:table-cell>
          <table:table-cell office:value-type="float" office:value="-0.00566855106304535">
            <text:p>-0.0056685511</text:p>
          </table:table-cell>
          <table:table-cell office:value-type="float" office:value="0.94822019679504">
            <text:p>0.9482201968</text:p>
          </table:table-cell>
          <table:table-cell office:value-type="float" office:value="1.10148348442199">
            <text:p>1.1014834844</text:p>
          </table:table-cell>
          <table:table-cell office:value-type="float" office:value="0.980223050922804">
            <text:p>0.9802230509</text:p>
          </table:table-cell>
          <table:table-cell office:value-type="float" office:value="0">
            <text:p>0</text:p>
          </table:table-cell>
          <table:table-cell office:value-type="float" office:value="24.6325213331115">
            <text:p>24.63252133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7086">
            <text:p>17086</text:p>
          </table:table-cell>
          <table:table-cell office:value-type="float" office:value="22846">
            <text:p>22846</text:p>
          </table:table-cell>
          <table:table-cell office:value-type="float" office:value="32523">
            <text:p>32523</text:p>
          </table:table-cell>
          <table:table-cell office:value-type="float" office:value="-84.75">
            <text:p>-84.75</text:p>
          </table:table-cell>
          <table:table-cell office:value-type="float" office:value="-70.375">
            <text:p>-70.375</text:p>
          </table:table-cell>
          <table:table-cell office:value-type="float" office:value="-631.875">
            <text:p>-631.875</text:p>
          </table:table-cell>
          <table:table-cell office:value-type="float" office:value="-0.00496020133442585">
            <text:p>-0.0049602013</text:p>
          </table:table-cell>
          <table:table-cell office:value-type="float" office:value="-0.00308040794887508">
            <text:p>-0.0030804079</text:p>
          </table:table-cell>
          <table:table-cell office:value-type="float" office:value="-0.0194285582510838">
            <text:p>-0.0194285583</text:p>
          </table:table-cell>
          <table:table-cell office:value-type="float" office:value="0.982687518380175">
            <text:p>0.9826875184</text:p>
          </table:table-cell>
          <table:table-cell office:value-type="float" office:value="0.989237170448675">
            <text:p>0.9892371704</text:p>
          </table:table-cell>
          <table:table-cell office:value-type="float" office:value="0.932739885117609">
            <text:p>0.93273988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6595">
            <text:p>16595</text:p>
          </table:table-cell>
          <table:table-cell office:value-type="float" office:value="23862">
            <text:p>23862</text:p>
          </table:table-cell>
          <table:table-cell office:value-type="float" office:value="34466">
            <text:p>34466</text:p>
          </table:table-cell>
          <table:table-cell office:value-type="float" office:value="-63.625">
            <text:p>-63.625</text:p>
          </table:table-cell>
          <table:table-cell office:value-type="float" office:value="93.25">
            <text:p>93.25</text:p>
          </table:table-cell>
          <table:table-cell office:value-type="float" office:value="-604.75">
            <text:p>-604.75</text:p>
          </table:table-cell>
          <table:table-cell office:value-type="float" office:value="-0.00383398614040374">
            <text:p>-0.0038339861</text:p>
          </table:table-cell>
          <table:table-cell office:value-type="float" office:value="0.0039078870170145">
            <text:p>0.003907887</text:p>
          </table:table-cell>
          <table:table-cell office:value-type="float" office:value="-0.0175462774908606">
            <text:p>-0.0175462775</text:p>
          </table:table-cell>
          <table:table-cell office:value-type="float" office:value="0.986609859430048">
            <text:p>0.9866098594</text:p>
          </table:table-cell>
          <table:table-cell office:value-type="float" office:value="1.01370753685819">
            <text:p>1.0137075369</text:p>
          </table:table-cell>
          <table:table-cell office:value-type="float" office:value="0.939191457615409">
            <text:p>0.93919145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6090">
            <text:p>16090</text:p>
          </table:table-cell>
          <table:table-cell office:value-type="float" office:value="23906">
            <text:p>23906</text:p>
          </table:table-cell>
          <table:table-cell office:value-type="float" office:value="34973">
            <text:p>34973</text:p>
          </table:table-cell>
          <table:table-cell office:value-type="float" office:value="-75.25">
            <text:p>-75.25</text:p>
          </table:table-cell>
          <table:table-cell office:value-type="float" office:value="-45.875">
            <text:p>-45.875</text:p>
          </table:table-cell>
          <table:table-cell office:value-type="float" office:value="-659.375">
            <text:p>-659.375</text:p>
          </table:table-cell>
          <table:table-cell office:value-type="float" office:value="-0.00467681789931635">
            <text:p>-0.0046768179</text:p>
          </table:table-cell>
          <table:table-cell office:value-type="float" office:value="-0.00191897431607128">
            <text:p>-0.0019189743</text:p>
          </table:table-cell>
          <table:table-cell office:value-type="float" office:value="-0.0188538300975038">
            <text:p>-0.0188538301</text:p>
          </table:table-cell>
          <table:table-cell office:value-type="float" office:value="0.983674007698693">
            <text:p>0.9836740077</text:p>
          </table:table-cell>
          <table:table-cell office:value-type="float" office:value="0.993290807520105">
            <text:p>0.9932908075</text:p>
          </table:table-cell>
          <table:table-cell office:value-type="float" office:value="0.934708309801054">
            <text:p>0.93470830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6484">
            <text:p>16484</text:p>
          </table:table-cell>
          <table:table-cell office:value-type="float" office:value="22065">
            <text:p>22065</text:p>
          </table:table-cell>
          <table:table-cell office:value-type="float" office:value="32042">
            <text:p>32042</text:p>
          </table:table-cell>
          <table:table-cell office:value-type="float" office:value="-212.25">
            <text:p>-212.25</text:p>
          </table:table-cell>
          <table:table-cell office:value-type="float" office:value="-152">
            <text:p>-152</text:p>
          </table:table-cell>
          <table:table-cell office:value-type="float" office:value="-216.125">
            <text:p>-216.125</text:p>
          </table:table-cell>
          <table:table-cell office:value-type="float" office:value="-0.0128761223004125">
            <text:p>-0.0128761223</text:p>
          </table:table-cell>
          <table:table-cell office:value-type="float" office:value="-0.00688873782007705">
            <text:p>-0.0068887378</text:p>
          </table:table-cell>
          <table:table-cell office:value-type="float" office:value="-0.00674505336745521">
            <text:p>-0.0067450534</text:p>
          </table:table-cell>
          <table:table-cell office:value-type="float" office:value="0.955258529218527">
            <text:p>0.9552585292</text:p>
          </table:table-cell>
          <table:table-cell office:value-type="float" office:value="0.975982428858888">
            <text:p>0.9759824289</text:p>
          </table:table-cell>
          <table:table-cell office:value-type="float" office:value="0.976481484873969">
            <text:p>0.97648148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4847">
            <text:p>14847</text:p>
          </table:table-cell>
          <table:table-cell office:value-type="float" office:value="21582">
            <text:p>21582</text:p>
          </table:table-cell>
          <table:table-cell office:value-type="float" office:value="31468">
            <text:p>31468</text:p>
          </table:table-cell>
          <table:table-cell office:value-type="float" office:value="-661">
            <text:p>-661</text:p>
          </table:table-cell>
          <table:table-cell office:value-type="float" office:value="-93">
            <text:p>-93</text:p>
          </table:table-cell>
          <table:table-cell office:value-type="float" office:value="-669">
            <text:p>-669</text:p>
          </table:table-cell>
          <table:table-cell office:value-type="float" office:value="-0.0445207786084731">
            <text:p>-0.0445207786</text:p>
          </table:table-cell>
          <table:table-cell office:value-type="float" office:value="-0.00430914651098137">
            <text:p>-0.0043091465</text:p>
          </table:table-cell>
          <table:table-cell office:value-type="float" office:value="-0.0212596923859159">
            <text:p>-0.0212596924</text:p>
          </table:table-cell>
          <table:table-cell office:value-type="float" office:value="0.848062190337037">
            <text:p>0.8480621903</text:p>
          </table:table-cell>
          <table:table-cell office:value-type="float" office:value="0.984954381949125">
            <text:p>0.9849543819</text:p>
          </table:table-cell>
          <table:table-cell office:value-type="float" office:value="0.926476946709168">
            <text:p>0.9264769467</text:p>
          </table:table-cell>
          <table:table-cell office:value-type="float" office:value="-15.2198672679394">
            <text:p>-15.2198672679</text:p>
          </table:table-cell>
          <table:table-cell office:value-type="float" office:value="0">
            <text:p>0</text:p>
          </table:table-cell>
          <table:table-cell office:value-type="float" office:value="-32.2560050170649">
            <text:p>-32.256005017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13508">
            <text:p>13508</text:p>
          </table:table-cell>
          <table:table-cell office:value-type="float" office:value="20956">
            <text:p>20956</text:p>
          </table:table-cell>
          <table:table-cell office:value-type="float" office:value="33210">
            <text:p>33210</text:p>
          </table:table-cell>
          <table:table-cell office:value-type="float" office:value="-603.125">
            <text:p>-603.125</text:p>
          </table:table-cell>
          <table:table-cell office:value-type="float" office:value="-127">
            <text:p>-127</text:p>
          </table:table-cell>
          <table:table-cell office:value-type="float" office:value="-731.125">
            <text:p>-731.125</text:p>
          </table:table-cell>
          <table:table-cell office:value-type="float" office:value="-0.0446494669825289">
            <text:p>-0.044649467</text:p>
          </table:table-cell>
          <table:table-cell office:value-type="float" office:value="-0.00606031685436152">
            <text:p>-0.0060603169</text:p>
          </table:table-cell>
          <table:table-cell office:value-type="float" office:value="-0.0220152062631737">
            <text:p>-0.0220152063</text:p>
          </table:table-cell>
          <table:table-cell office:value-type="float" office:value="0.847634272368724">
            <text:p>0.8476342724</text:p>
          </table:table-cell>
          <table:table-cell office:value-type="float" office:value="0.97886087679287">
            <text:p>0.9788608768</text:p>
          </table:table-cell>
          <table:table-cell office:value-type="float" office:value="0.92389672992024">
            <text:p>0.9238967299</text:p>
          </table:table-cell>
          <table:table-cell office:value-type="float" office:value="-15.1749864224416">
            <text:p>-15.1749864224</text:p>
          </table:table-cell>
          <table:table-cell office:value-type="float" office:value="0">
            <text:p>0</text:p>
          </table:table-cell>
          <table:table-cell office:value-type="float" office:value="-31.1370684046127">
            <text:p>-31.137068404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2584">
            <text:p>12584</text:p>
          </table:table-cell>
          <table:table-cell office:value-type="float" office:value="20492">
            <text:p>20492</text:p>
          </table:table-cell>
          <table:table-cell office:value-type="float" office:value="33670">
            <text:p>33670</text:p>
          </table:table-cell>
          <table:table-cell office:value-type="float" office:value="-723.25">
            <text:p>-723.25</text:p>
          </table:table-cell>
          <table:table-cell office:value-type="float" office:value="-108.75">
            <text:p>-108.75</text:p>
          </table:table-cell>
          <table:table-cell office:value-type="float" office:value="-550">
            <text:p>-550</text:p>
          </table:table-cell>
          <table:table-cell office:value-type="float" office:value="-0.0574737762237762">
            <text:p>-0.0574737762</text:p>
          </table:table-cell>
          <table:table-cell office:value-type="float" office:value="-0.00530694905328909">
            <text:p>-0.0053069491</text:p>
          </table:table-cell>
          <table:table-cell office:value-type="float" office:value="-0.0163350163350163">
            <text:p>-0.0163350163</text:p>
          </table:table-cell>
          <table:table-cell office:value-type="float" office:value="0.805316123725488">
            <text:p>0.8053161237</text:p>
          </table:table-cell>
          <table:table-cell office:value-type="float" office:value="0.981480879181666">
            <text:p>0.9814808792</text:p>
          </table:table-cell>
          <table:table-cell office:value-type="float" office:value="0.943350435034427">
            <text:p>0.943350435</text:p>
          </table:table-cell>
          <table:table-cell office:value-type="float" office:value="-11.7102414057607">
            <text:p>-11.71024140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11700">
            <text:p>11700</text:p>
          </table:table-cell>
          <table:table-cell office:value-type="float" office:value="20441">
            <text:p>20441</text:p>
          </table:table-cell>
          <table:table-cell office:value-type="float" office:value="30050">
            <text:p>30050</text:p>
          </table:table-cell>
          <table:table-cell office:value-type="float" office:value="-403.5">
            <text:p>-403.5</text:p>
          </table:table-cell>
          <table:table-cell office:value-type="float" office:value="-201.25">
            <text:p>-201.25</text:p>
          </table:table-cell>
          <table:table-cell office:value-type="float" office:value="-536.75">
            <text:p>-536.75</text:p>
          </table:table-cell>
          <table:table-cell office:value-type="float" office:value="-0.0344871794871795">
            <text:p>-0.0344871795</text:p>
          </table:table-cell>
          <table:table-cell office:value-type="float" office:value="-0.00984540873734162">
            <text:p>-0.0098454087</text:p>
          </table:table-cell>
          <table:table-cell office:value-type="float" office:value="-0.0178618968386023">
            <text:p>-0.0178618968</text:p>
          </table:table-cell>
          <table:table-cell office:value-type="float" office:value="0.881626028270875">
            <text:p>0.8816260283</text:p>
          </table:table-cell>
          <table:table-cell office:value-type="float" office:value="0.965731056282787">
            <text:p>0.9657310563</text:p>
          </table:table-cell>
          <table:table-cell office:value-type="float" office:value="0.938108693887891">
            <text:p>0.9381086939</text:p>
          </table:table-cell>
          <table:table-cell office:value-type="float" office:value="-19.7500907136597">
            <text:p>-19.75009071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2540">
            <text:p>12540</text:p>
          </table:table-cell>
          <table:table-cell office:value-type="float" office:value="19347">
            <text:p>19347</text:p>
          </table:table-cell>
          <table:table-cell office:value-type="float" office:value="30487">
            <text:p>30487</text:p>
          </table:table-cell>
          <table:table-cell office:value-type="float" office:value="-142.625">
            <text:p>-142.625</text:p>
          </table:table-cell>
          <table:table-cell office:value-type="float" office:value="-727">
            <text:p>-727</text:p>
          </table:table-cell>
          <table:table-cell office:value-type="float" office:value="-646">
            <text:p>-646</text:p>
          </table:table-cell>
          <table:table-cell office:value-type="float" office:value="-0.0113736044657097">
            <text:p>-0.0113736045</text:p>
          </table:table-cell>
          <table:table-cell office:value-type="float" office:value="-0.0375768853052153">
            <text:p>-0.0375768853</text:p>
          </table:table-cell>
          <table:table-cell office:value-type="float" office:value="-0.0211893593990881">
            <text:p>-0.0211893594</text:p>
          </table:table-cell>
          <table:table-cell office:value-type="float" office:value="0.960445927771959">
            <text:p>0.9604459278</text:p>
          </table:table-cell>
          <table:table-cell office:value-type="float" office:value="0.871248465157859">
            <text:p>0.8712484652</text:p>
          </table:table-cell>
          <table:table-cell office:value-type="float" office:value="0.926717260448609">
            <text:p>0.9267172604</text:p>
          </table:table-cell>
          <table:table-cell office:value-type="float" office:value="0">
            <text:p>0</text:p>
          </table:table-cell>
          <table:table-cell office:value-type="float" office:value="-18.0973193358162">
            <text:p>-18.0973193358</text:p>
          </table:table-cell>
          <table:table-cell office:value-type="float" office:value="-32.364229713106">
            <text:p>-32.364229713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261">
            <text:p>1261</text:p>
          </table:table-cell>
          <table:table-cell office:value-type="float" office:value="13030">
            <text:p>13030</text:p>
          </table:table-cell>
          <table:table-cell office:value-type="float" office:value="19394">
            <text:p>19394</text:p>
          </table:table-cell>
          <table:table-cell office:value-type="float" office:value="32323">
            <text:p>32323</text:p>
          </table:table-cell>
          <table:table-cell office:value-type="float" office:value="-784">
            <text:p>-784</text:p>
          </table:table-cell>
          <table:table-cell office:value-type="float" office:value="-644">
            <text:p>-644</text:p>
          </table:table-cell>
          <table:table-cell office:value-type="float" office:value="-970.25">
            <text:p>-970.25</text:p>
          </table:table-cell>
          <table:table-cell office:value-type="float" office:value="-0.0601688411358404">
            <text:p>-0.0601688411</text:p>
          </table:table-cell>
          <table:table-cell office:value-type="float" office:value="-0.033206146230793">
            <text:p>-0.0332061462</text:p>
          </table:table-cell>
          <table:table-cell office:value-type="float" office:value="-0.0300173251245243">
            <text:p>-0.0300173251</text:p>
          </table:table-cell>
          <table:table-cell office:value-type="float" office:value="0.796504823334073">
            <text:p>0.7965048233</text:p>
          </table:table-cell>
          <table:table-cell office:value-type="float" office:value="0.885939678561326">
            <text:p>0.8859396786</text:p>
          </table:table-cell>
          <table:table-cell office:value-type="float" office:value="0.896705400087122">
            <text:p>0.8967054001</text:p>
          </table:table-cell>
          <table:table-cell office:value-type="float" office:value="-11.169877611795">
            <text:p>-11.1698776118</text:p>
          </table:table-cell>
          <table:table-cell office:value-type="float" office:value="-20.5255385794607">
            <text:p>-20.5255385795</text:p>
          </table:table-cell>
          <table:table-cell office:value-type="float" office:value="-22.7432365532869">
            <text:p>-22.743236553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2584">
            <text:p>12584</text:p>
          </table:table-cell>
          <table:table-cell office:value-type="float" office:value="19768">
            <text:p>19768</text:p>
          </table:table-cell>
          <table:table-cell office:value-type="float" office:value="32947">
            <text:p>32947</text:p>
          </table:table-cell>
          <table:table-cell office:value-type="float" office:value="-723.25">
            <text:p>-723.25</text:p>
          </table:table-cell>
          <table:table-cell office:value-type="float" office:value="-583.25">
            <text:p>-583.25</text:p>
          </table:table-cell>
          <table:table-cell office:value-type="float" office:value="-945.75">
            <text:p>-945.75</text:p>
          </table:table-cell>
          <table:table-cell office:value-type="float" office:value="-0.0574737762237762">
            <text:p>-0.0574737762</text:p>
          </table:table-cell>
          <table:table-cell office:value-type="float" office:value="-0.0295047551598543">
            <text:p>-0.0295047552</text:p>
          </table:table-cell>
          <table:table-cell office:value-type="float" office:value="-0.0287051931890612">
            <text:p>-0.0287051932</text:p>
          </table:table-cell>
          <table:table-cell office:value-type="float" office:value="0.805316123725488">
            <text:p>0.8053161237</text:p>
          </table:table-cell>
          <table:table-cell office:value-type="float" office:value="0.898439596871514">
            <text:p>0.8984395969</text:p>
          </table:table-cell>
          <table:table-cell office:value-type="float" office:value="0.901146840545688">
            <text:p>0.9011468405</text:p>
          </table:table-cell>
          <table:table-cell office:value-type="float" office:value="-11.7102414057607">
            <text:p>-11.7102414058</text:p>
          </table:table-cell>
          <table:table-cell office:value-type="float" office:value="-23.1444242852184">
            <text:p>-23.1444242852</text:p>
          </table:table-cell>
          <table:table-cell office:value-type="float" office:value="-23.798844445375">
            <text:p>-23.798844445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2342">
            <text:p>12342</text:p>
          </table:table-cell>
          <table:table-cell office:value-type="float" office:value="19412">
            <text:p>19412</text:p>
          </table:table-cell>
          <table:table-cell office:value-type="float" office:value="29170">
            <text:p>29170</text:p>
          </table:table-cell>
          <table:table-cell office:value-type="float" office:value="-470.75">
            <text:p>-470.75</text:p>
          </table:table-cell>
          <table:table-cell office:value-type="float" office:value="293.25">
            <text:p>293.25</text:p>
          </table:table-cell>
          <table:table-cell office:value-type="float" office:value="-940.875">
            <text:p>-940.875</text:p>
          </table:table-cell>
          <table:table-cell office:value-type="float" office:value="-0.0381421163506725">
            <text:p>-0.0381421164</text:p>
          </table:table-cell>
          <table:table-cell office:value-type="float" office:value="0.01510663507109">
            <text:p>0.0151066351</text:p>
          </table:table-cell>
          <table:table-cell office:value-type="float" office:value="-0.0322548851559822">
            <text:p>-0.0322548852</text:p>
          </table:table-cell>
          <table:table-cell office:value-type="float" office:value="0.869354042010474">
            <text:p>0.869354042</text:p>
          </table:table-cell>
          <table:table-cell office:value-type="float" office:value="1.05332051517823">
            <text:p>1.0533205152</text:p>
          </table:table-cell>
          <table:table-cell office:value-type="float" office:value="0.889147042082257">
            <text:p>0.8891470421</text:p>
          </table:table-cell>
          <table:table-cell office:value-type="float" office:value="-17.8239311091047">
            <text:p>-17.8239311091</text:p>
          </table:table-cell>
          <table:table-cell office:value-type="float" office:value="0">
            <text:p>0</text:p>
          </table:table-cell>
          <table:table-cell office:value-type="float" office:value="-21.1412132427972">
            <text:p>-21.141213242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540">
            <text:p>12540</text:p>
          </table:table-cell>
          <table:table-cell office:value-type="float" office:value="18347">
            <text:p>18347</text:p>
          </table:table-cell>
          <table:table-cell office:value-type="float" office:value="27016">
            <text:p>27016</text:p>
          </table:table-cell>
          <table:table-cell office:value-type="float" office:value="-142.625">
            <text:p>-142.625</text:p>
          </table:table-cell>
          <table:table-cell office:value-type="float" office:value="-712">
            <text:p>-712</text:p>
          </table:table-cell>
          <table:table-cell office:value-type="float" office:value="353.625">
            <text:p>353.625</text:p>
          </table:table-cell>
          <table:table-cell office:value-type="float" office:value="-0.0113736044657097">
            <text:p>-0.0113736045</text:p>
          </table:table-cell>
          <table:table-cell office:value-type="float" office:value="-0.0388074344579495">
            <text:p>-0.0388074345</text:p>
          </table:table-cell>
          <table:table-cell office:value-type="float" office:value="0.0130894655019248">
            <text:p>0.0130894655</text:p>
          </table:table-cell>
          <table:table-cell office:value-type="float" office:value="0.960445927771959">
            <text:p>0.9604459278</text:p>
          </table:table-cell>
          <table:table-cell office:value-type="float" office:value="0.867125772656824">
            <text:p>0.8671257727</text:p>
          </table:table-cell>
          <table:table-cell office:value-type="float" office:value="1.0461489441067">
            <text:p>1.0461489441</text:p>
          </table:table-cell>
          <table:table-cell office:value-type="float" office:value="0">
            <text:p>0</text:p>
          </table:table-cell>
          <table:table-cell office:value-type="float" office:value="-17.5123358861119">
            <text:p>-17.51233588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20">
            <text:p>520</text:p>
          </table:table-cell>
          <table:table-cell office:value-type="float" office:value="10296">
            <text:p>10296</text:p>
          </table:table-cell>
          <table:table-cell office:value-type="float" office:value="17160">
            <text:p>17160</text:p>
          </table:table-cell>
          <table:table-cell office:value-type="float" office:value="30080">
            <text:p>30080</text:p>
          </table:table-cell>
          <table:table-cell office:value-type="float" office:value="-872.5">
            <text:p>-872.5</text:p>
          </table:table-cell>
          <table:table-cell office:value-type="float" office:value="-1414.125">
            <text:p>-1414.125</text:p>
          </table:table-cell>
          <table:table-cell office:value-type="float" office:value="-246.75">
            <text:p>-246.75</text:p>
          </table:table-cell>
          <table:table-cell office:value-type="float" office:value="-0.0847416472416472">
            <text:p>-0.0847416472</text:p>
          </table:table-cell>
          <table:table-cell office:value-type="float" office:value="-0.0824082167832168">
            <text:p>-0.0824082168</text:p>
          </table:table-cell>
          <table:table-cell office:value-type="float" office:value="-0.008203125">
            <text:p>-0.008203125</text:p>
          </table:table-cell>
          <table:table-cell office:value-type="float" office:value="0.717479282337601">
            <text:p>0.7174792823</text:p>
          </table:table-cell>
          <table:table-cell office:value-type="float" office:value="0.724881825077785">
            <text:p>0.7248818251</text:p>
          </table:table-cell>
          <table:table-cell office:value-type="float" office:value="0.971420953369141">
            <text:p>0.9714209534</text:p>
          </table:table-cell>
          <table:table-cell office:value-type="float" office:value="-7.82784624254786">
            <text:p>-7.8278462425</text:p>
          </table:table-cell>
          <table:table-cell office:value-type="float" office:value="-8.05960091544759">
            <text:p>-8.0596009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468">
            <text:p>468</text:p>
          </table:table-cell>
          <table:table-cell office:value-type="float" office:value="9846">
            <text:p>9846</text:p>
          </table:table-cell>
          <table:table-cell office:value-type="float" office:value="16471">
            <text:p>16471</text:p>
          </table:table-cell>
          <table:table-cell office:value-type="float" office:value="28294">
            <text:p>28294</text:p>
          </table:table-cell>
          <table:table-cell office:value-type="float" office:value="-822.625">
            <text:p>-822.625</text:p>
          </table:table-cell>
          <table:table-cell office:value-type="float" office:value="-29.25">
            <text:p>-29.25</text:p>
          </table:table-cell>
          <table:table-cell office:value-type="float" office:value="-146.875">
            <text:p>-146.875</text:p>
          </table:table-cell>
          <table:table-cell office:value-type="float" office:value="-0.0835491570180784">
            <text:p>-0.083549157</text:p>
          </table:table-cell>
          <table:table-cell office:value-type="float" office:value="-0.00177584846093133">
            <text:p>-0.0017758485</text:p>
          </table:table-cell>
          <table:table-cell office:value-type="float" office:value="-0.00519102990033223">
            <text:p>-0.0051910299</text:p>
          </table:table-cell>
          <table:table-cell office:value-type="float" office:value="0.721259655248051">
            <text:p>0.7212596552</text:p>
          </table:table-cell>
          <table:table-cell office:value-type="float" office:value="0.993790711516742">
            <text:p>0.9937907115</text:p>
          </table:table-cell>
          <table:table-cell office:value-type="float" office:value="0.981884211060032">
            <text:p>0.9818842111</text:p>
          </table:table-cell>
          <table:table-cell office:value-type="float" office:value="-7.94466723606112">
            <text:p>-7.94466723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510">
            <text:p>510</text:p>
          </table:table-cell>
          <table:table-cell office:value-type="float" office:value="11214">
            <text:p>11214</text:p>
          </table:table-cell>
          <table:table-cell office:value-type="float" office:value="17280">
            <text:p>17280</text:p>
          </table:table-cell>
          <table:table-cell office:value-type="float" office:value="28576">
            <text:p>28576</text:p>
          </table:table-cell>
          <table:table-cell office:value-type="float" office:value="-607">
            <text:p>-607</text:p>
          </table:table-cell>
          <table:table-cell office:value-type="float" office:value="157.5">
            <text:p>157.5</text:p>
          </table:table-cell>
          <table:table-cell office:value-type="float" office:value="364.25">
            <text:p>364.25</text:p>
          </table:table-cell>
          <table:table-cell office:value-type="float" office:value="-0.0541287676119137">
            <text:p>-0.0541287676</text:p>
          </table:table-cell>
          <table:table-cell office:value-type="float" office:value="0.00911458333333333">
            <text:p>0.0091145833</text:p>
          </table:table-cell>
          <table:table-cell office:value-type="float" office:value="0.0127467105263158">
            <text:p>0.0127467105</text:p>
          </table:table-cell>
          <table:table-cell office:value-type="float" office:value="0.816291963385344">
            <text:p>0.8162919634</text:p>
          </table:table-cell>
          <table:table-cell office:value-type="float" office:value="1.03206386990017">
            <text:p>1.0320638699</text:p>
          </table:table-cell>
          <table:table-cell office:value-type="float" office:value="1.04493194495542">
            <text:p>1.044931945</text:p>
          </table:table-cell>
          <table:table-cell office:value-type="float" office:value="-12.4557352086439">
            <text:p>-12.45573520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1808">
            <text:p>11808</text:p>
          </table:table-cell>
          <table:table-cell office:value-type="float" office:value="17620">
            <text:p>17620</text:p>
          </table:table-cell>
          <table:table-cell office:value-type="float" office:value="29281">
            <text:p>29281</text:p>
          </table:table-cell>
          <table:table-cell office:value-type="float" office:value="-479">
            <text:p>-479</text:p>
          </table:table-cell>
          <table:table-cell office:value-type="float" office:value="220">
            <text:p>220</text:p>
          </table:table-cell>
          <table:table-cell office:value-type="float" office:value="505.25">
            <text:p>505.25</text:p>
          </table:table-cell>
          <table:table-cell office:value-type="float" office:value="-0.0405657181571816">
            <text:p>-0.0405657182</text:p>
          </table:table-cell>
          <table:table-cell office:value-type="float" office:value="0.0124858115777526">
            <text:p>0.0124858116</text:p>
          </table:table-cell>
          <table:table-cell office:value-type="float" office:value="0.0172552166934189">
            <text:p>0.0172552167</text:p>
          </table:table-cell>
          <table:table-cell office:value-type="float" office:value="0.861245318329496">
            <text:p>0.8612453183</text:p>
          </table:table-cell>
          <table:table-cell office:value-type="float" office:value="1.04400589568401">
            <text:p>1.0440058957</text:p>
          </table:table-cell>
          <table:table-cell office:value-type="float" office:value="1.06097683373311">
            <text:p>1.0609768337</text:p>
          </table:table-cell>
          <table:table-cell office:value-type="float" office:value="-16.7380530556599">
            <text:p>-16.73805305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577">
            <text:p>577</text:p>
          </table:table-cell>
          <table:table-cell office:value-type="float" office:value="11070">
            <text:p>11070</text:p>
          </table:table-cell>
          <table:table-cell office:value-type="float" office:value="16835">
            <text:p>16835</text:p>
          </table:table-cell>
          <table:table-cell office:value-type="float" office:value="26884">
            <text:p>26884</text:p>
          </table:table-cell>
          <table:table-cell office:value-type="float" office:value="-128.25">
            <text:p>-128.25</text:p>
          </table:table-cell>
          <table:table-cell office:value-type="float" office:value="-71.5">
            <text:p>-71.5</text:p>
          </table:table-cell>
          <table:table-cell office:value-type="float" office:value="-146.875">
            <text:p>-146.875</text:p>
          </table:table-cell>
          <table:table-cell office:value-type="float" office:value="-0.0115853658536585">
            <text:p>-0.0115853659</text:p>
          </table:table-cell>
          <table:table-cell office:value-type="float" office:value="-0.00424710424710425">
            <text:p>-0.0042471042</text:p>
          </table:table-cell>
          <table:table-cell office:value-type="float" office:value="-0.00546328671328671">
            <text:p>-0.0054632867</text:p>
          </table:table-cell>
          <table:table-cell office:value-type="float" office:value="0.959714292088043">
            <text:p>0.9597142921</text:p>
          </table:table-cell>
          <table:table-cell office:value-type="float" office:value="0.985170489408327">
            <text:p>0.9851704894</text:p>
          </table:table-cell>
          <table:table-cell office:value-type="float" office:value="0.980936997606851">
            <text:p>0.98093699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1250">
            <text:p>11250</text:p>
          </table:table-cell>
          <table:table-cell office:value-type="float" office:value="17004">
            <text:p>17004</text:p>
          </table:table-cell>
          <table:table-cell office:value-type="float" office:value="26775">
            <text:p>26775</text:p>
          </table:table-cell>
          <table:table-cell office:value-type="float" office:value="-15.75">
            <text:p>-15.75</text:p>
          </table:table-cell>
          <table:table-cell office:value-type="float" office:value="8.125">
            <text:p>8.125</text:p>
          </table:table-cell>
          <table:table-cell office:value-type="float" office:value="199.5">
            <text:p>199.5</text:p>
          </table:table-cell>
          <table:table-cell office:value-type="float" office:value="-0.0014">
            <text:p>-0.0014</text:p>
          </table:table-cell>
          <table:table-cell office:value-type="float" office:value="0.00047782874617737">
            <text:p>0.0004778287</text:p>
          </table:table-cell>
          <table:table-cell office:value-type="float" office:value="0.00745098039215686">
            <text:p>0.0074509804</text:p>
          </table:table-cell>
          <table:table-cell office:value-type="float" office:value="0.9951038416">
            <text:p>0.9951038416</text:p>
          </table:table-cell>
          <table:table-cell office:value-type="float" office:value="1.00167284811943">
            <text:p>1.0016728481</text:p>
          </table:table-cell>
          <table:table-cell office:value-type="float" office:value="1.02618724490581">
            <text:p>1.0261872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14">
            <text:p>614</text:p>
          </table:table-cell>
          <table:table-cell office:value-type="float" office:value="11232">
            <text:p>11232</text:p>
          </table:table-cell>
          <table:table-cell office:value-type="float" office:value="17472">
            <text:p>17472</text:p>
          </table:table-cell>
          <table:table-cell office:value-type="float" office:value="29281">
            <text:p>29281</text:p>
          </table:table-cell>
          <table:table-cell office:value-type="float" office:value="-114.75">
            <text:p>-114.75</text:p>
          </table:table-cell>
          <table:table-cell office:value-type="float" office:value="-178.5">
            <text:p>-178.5</text:p>
          </table:table-cell>
          <table:table-cell office:value-type="float" office:value="94">
            <text:p>94</text:p>
          </table:table-cell>
          <table:table-cell table:number-columns-repeated="2" office:value-type="float" office:value="-0.0102163461538462">
            <text:p>-0.0102163462</text:p>
          </table:table-cell>
          <table:table-cell office:value-type="float" office:value="0.00321027287319422">
            <text:p>0.0032102729</text:p>
          </table:table-cell>
          <table:table-cell table:number-columns-repeated="2" office:value-type="float" office:value="0.964447360969859">
            <text:p>0.964447361</text:p>
          </table:table-cell>
          <table:table-cell office:value-type="float" office:value="1.01125615452594">
            <text:p>1.01125615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572">
            <text:p>572</text:p>
          </table:table-cell>
          <table:table-cell office:value-type="float" office:value="10242">
            <text:p>10242</text:p>
          </table:table-cell>
          <table:table-cell office:value-type="float" office:value="17423">
            <text:p>17423</text:p>
          </table:table-cell>
          <table:table-cell office:value-type="float" office:value="30832">
            <text:p>30832</text:p>
          </table:table-cell>
          <table:table-cell office:value-type="float" office:value="-225">
            <text:p>-225</text:p>
          </table:table-cell>
          <table:table-cell office:value-type="float" office:value="-111.625">
            <text:p>-111.625</text:p>
          </table:table-cell>
          <table:table-cell office:value-type="float" office:value="-317.25">
            <text:p>-317.25</text:p>
          </table:table-cell>
          <table:table-cell office:value-type="float" office:value="-0.0219683655536028">
            <text:p>-0.0219683656</text:p>
          </table:table-cell>
          <table:table-cell office:value-type="float" office:value="-0.00640676117775354">
            <text:p>-0.0064067612</text:p>
          </table:table-cell>
          <table:table-cell office:value-type="float" office:value="-0.0102896341463415">
            <text:p>-0.0102896341</text:p>
          </table:table-cell>
          <table:table-cell office:value-type="float" office:value="0.92405663436918">
            <text:p>0.9240566344</text:p>
          </table:table-cell>
          <table:table-cell office:value-type="float" office:value="0.977656787191889">
            <text:p>0.9776567872</text:p>
          </table:table-cell>
          <table:table-cell office:value-type="float" office:value="0.964193798566701">
            <text:p>0.9641937986</text:p>
          </table:table-cell>
          <table:table-cell office:value-type="float" office:value="-31.2042029909518">
            <text:p>-31.2042029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561">
            <text:p>561</text:p>
          </table:table-cell>
          <table:table-cell office:value-type="float" office:value="9270">
            <text:p>9270</text:p>
          </table:table-cell>
          <table:table-cell office:value-type="float" office:value="16835">
            <text:p>16835</text:p>
          </table:table-cell>
          <table:table-cell office:value-type="float" office:value="28905">
            <text:p>28905</text:p>
          </table:table-cell>
          <table:table-cell office:value-type="float" office:value="-112.75">
            <text:p>-112.75</text:p>
          </table:table-cell>
          <table:table-cell office:value-type="float" office:value="-71.5">
            <text:p>-71.5</text:p>
          </table:table-cell>
          <table:table-cell office:value-type="float" office:value="-334.875">
            <text:p>-334.875</text:p>
          </table:table-cell>
          <table:table-cell office:value-type="float" office:value="-0.0121628910463862">
            <text:p>-0.012162891</text:p>
          </table:table-cell>
          <table:table-cell office:value-type="float" office:value="-0.00424710424710425">
            <text:p>-0.0042471042</text:p>
          </table:table-cell>
          <table:table-cell office:value-type="float" office:value="-0.0115853658536585">
            <text:p>-0.0115853659</text:p>
          </table:table-cell>
          <table:table-cell office:value-type="float" office:value="0.957719835738117">
            <text:p>0.9577198357</text:p>
          </table:table-cell>
          <table:table-cell office:value-type="float" office:value="0.985170489408327">
            <text:p>0.9851704894</text:p>
          </table:table-cell>
          <table:table-cell office:value-type="float" office:value="0.959714292088043">
            <text:p>0.95971429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570">
            <text:p>570</text:p>
          </table:table-cell>
          <table:table-cell office:value-type="float" office:value="9720">
            <text:p>9720</text:p>
          </table:table-cell>
          <table:table-cell office:value-type="float" office:value="17004">
            <text:p>17004</text:p>
          </table:table-cell>
          <table:table-cell office:value-type="float" office:value="29375">
            <text:p>29375</text:p>
          </table:table-cell>
          <table:table-cell office:value-type="float" office:value="-224.5">
            <text:p>-224.5</text:p>
          </table:table-cell>
          <table:table-cell office:value-type="float" office:value="8.125">
            <text:p>8.125</text:p>
          </table:table-cell>
          <table:table-cell office:value-type="float" office:value="-41.125">
            <text:p>-41.125</text:p>
          </table:table-cell>
          <table:table-cell office:value-type="float" office:value="-0.02309670781893">
            <text:p>-0.0230967078</text:p>
          </table:table-cell>
          <table:table-cell office:value-type="float" office:value="0.00047782874617737">
            <text:p>0.0004778287</text:p>
          </table:table-cell>
          <table:table-cell office:value-type="float" office:value="-0.0014">
            <text:p>-0.0014</text:p>
          </table:table-cell>
          <table:table-cell office:value-type="float" office:value="0.920207100141408">
            <text:p>0.9202071001</text:p>
          </table:table-cell>
          <table:table-cell office:value-type="float" office:value="1.00167284811943">
            <text:p>1.0016728481</text:p>
          </table:table-cell>
          <table:table-cell office:value-type="float" office:value="0.9951038416">
            <text:p>0.9951038416</text:p>
          </table:table-cell>
          <table:table-cell office:value-type="float" office:value="-29.6627251858144">
            <text:p>-29.66272518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640">
            <text:p>640</text:p>
          </table:table-cell>
          <table:table-cell office:value-type="float" office:value="10296">
            <text:p>10296</text:p>
          </table:table-cell>
          <table:table-cell office:value-type="float" office:value="17342">
            <text:p>17342</text:p>
          </table:table-cell>
          <table:table-cell office:value-type="float" office:value="29328">
            <text:p>29328</text:p>
          </table:table-cell>
          <table:table-cell office:value-type="float" office:value="-513.125">
            <text:p>-513.125</text:p>
          </table:table-cell>
          <table:table-cell office:value-type="float" office:value="-63.375">
            <text:p>-63.375</text:p>
          </table:table-cell>
          <table:table-cell office:value-type="float" office:value="-299.625">
            <text:p>-299.625</text:p>
          </table:table-cell>
          <table:table-cell office:value-type="float" office:value="-0.0498373154623155">
            <text:p>-0.0498373155</text:p>
          </table:table-cell>
          <table:table-cell office:value-type="float" office:value="-0.0036544227886057">
            <text:p>-0.0036544228</text:p>
          </table:table-cell>
          <table:table-cell office:value-type="float" office:value="-0.0102163461538462">
            <text:p>-0.0102163462</text:p>
          </table:table-cell>
          <table:table-cell office:value-type="float" office:value="0.830437561586377">
            <text:p>0.8304375616</text:p>
          </table:table-cell>
          <table:table-cell office:value-type="float" office:value="0.987235695659479">
            <text:p>0.9872356957</text:p>
          </table:table-cell>
          <table:table-cell office:value-type="float" office:value="0.964447360969859">
            <text:p>0.964447361</text:p>
          </table:table-cell>
          <table:table-cell office:value-type="float" office:value="-13.5586701940479">
            <text:p>-13.5586701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0008">
            <text:p>10008</text:p>
          </table:table-cell>
          <table:table-cell office:value-type="float" office:value="16380">
            <text:p>16380</text:p>
          </table:table-cell>
          <table:table-cell office:value-type="float" office:value="27195">
            <text:p>27195</text:p>
          </table:table-cell>
          <table:table-cell office:value-type="float" office:value="-600.375">
            <text:p>-600.375</text:p>
          </table:table-cell>
          <table:table-cell office:value-type="float" office:value="-970.5">
            <text:p>-970.5</text:p>
          </table:table-cell>
          <table:table-cell office:value-type="float" office:value="-115.5">
            <text:p>-115.5</text:p>
          </table:table-cell>
          <table:table-cell office:value-type="float" office:value="-0.0599895083932854">
            <text:p>-0.0599895084</text:p>
          </table:table-cell>
          <table:table-cell office:value-type="float" office:value="-0.0592490842490842">
            <text:p>-0.0592490842</text:p>
          </table:table-cell>
          <table:table-cell office:value-type="float" office:value="-0.00424710424710425">
            <text:p>-0.0042471042</text:p>
          </table:table-cell>
          <table:table-cell office:value-type="float" office:value="0.797090253213347">
            <text:p>0.7970902532</text:p>
          </table:table-cell>
          <table:table-cell office:value-type="float" office:value="0.799508694937541">
            <text:p>0.7995086949</text:p>
          </table:table-cell>
          <table:table-cell office:value-type="float" office:value="0.985170489408327">
            <text:p>0.9851704894</text:p>
          </table:table-cell>
          <table:table-cell office:value-type="float" office:value="-11.2043266447115">
            <text:p>-11.2043266447</text:p>
          </table:table-cell>
          <table:table-cell office:value-type="float" office:value="-11.3487660963892">
            <text:p>-11.3487660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608">
            <text:p>608</text:p>
          </table:table-cell>
          <table:table-cell office:value-type="float" office:value="10168">
            <text:p>10168</text:p>
          </table:table-cell>
          <table:table-cell office:value-type="float" office:value="16383">
            <text:p>16383</text:p>
          </table:table-cell>
          <table:table-cell office:value-type="float" office:value="27500">
            <text:p>27500</text:p>
          </table:table-cell>
          <table:table-cell office:value-type="float" office:value="801">
            <text:p>801</text:p>
          </table:table-cell>
          <table:table-cell office:value-type="float" office:value="1205.875">
            <text:p>1205.875</text:p>
          </table:table-cell>
          <table:table-cell office:value-type="float" office:value="-38.5">
            <text:p>-38.5</text:p>
          </table:table-cell>
          <table:table-cell office:value-type="float" office:value="0.0787765538945712">
            <text:p>0.0787765539</text:p>
          </table:table-cell>
          <table:table-cell office:value-type="float" office:value="0.0736052615516084">
            <text:p>0.0736052616</text:p>
          </table:table-cell>
          <table:table-cell office:value-type="float" office:value="-0.0014">
            <text:p>-0.0014</text:p>
          </table:table-cell>
          <table:table-cell office:value-type="float" office:value="1.28788119970027">
            <text:p>1.2878811997</text:p>
          </table:table-cell>
          <table:table-cell office:value-type="float" office:value="1.26823717510567">
            <text:p>1.2682371751</text:p>
          </table:table-cell>
          <table:table-cell office:value-type="float" office:value="0.9951038416">
            <text:p>0.9951038416</text:p>
          </table:table-cell>
          <table:table-cell office:value-type="float" office:value="9.14109607463748">
            <text:p>9.1410960746</text:p>
          </table:table-cell>
          <table:table-cell office:value-type="float" office:value="9.75955891335986">
            <text:p>9.75955891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9454">
            <text:p>9454</text:p>
          </table:table-cell>
          <table:table-cell office:value-type="float" office:value="16002">
            <text:p>16002</text:p>
          </table:table-cell>
          <table:table-cell office:value-type="float" office:value="27489">
            <text:p>27489</text:p>
          </table:table-cell>
          <table:table-cell office:value-type="float" office:value="697.25">
            <text:p>697.25</text:p>
          </table:table-cell>
          <table:table-cell office:value-type="float" office:value="-108">
            <text:p>-108</text:p>
          </table:table-cell>
          <table:table-cell office:value-type="float" office:value="-112.875">
            <text:p>-112.875</text:p>
          </table:table-cell>
          <table:table-cell office:value-type="float" office:value="0.0737518510683309">
            <text:p>0.0737518511</text:p>
          </table:table-cell>
          <table:table-cell office:value-type="float" office:value="-0.00674915635545557">
            <text:p>-0.0067491564</text:p>
          </table:table-cell>
          <table:table-cell office:value-type="float" office:value="-0.00410618792971734">
            <text:p>-0.0041061879</text:p>
          </table:table-cell>
          <table:table-cell office:value-type="float" office:value="1.26879257638973">
            <text:p>1.2687925764</text:p>
          </table:table-cell>
          <table:table-cell office:value-type="float" office:value="0.976467232934466">
            <text:p>0.9764672329</text:p>
          </table:table-cell>
          <table:table-cell office:value-type="float" office:value="0.985661389373445">
            <text:p>0.9856613894</text:p>
          </table:table-cell>
          <table:table-cell office:value-type="float" office:value="9.74083358306049">
            <text:p>9.74083358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7127">
            <text:p>7127</text:p>
          </table:table-cell>
          <table:table-cell office:value-type="float" office:value="15012">
            <text:p>15012</text:p>
          </table:table-cell>
          <table:table-cell office:value-type="float" office:value="26884">
            <text:p>26884</text:p>
          </table:table-cell>
          <table:table-cell office:value-type="float" office:value="-37.25">
            <text:p>-37.25</text:p>
          </table:table-cell>
          <table:table-cell office:value-type="float" office:value="-220.5">
            <text:p>-220.5</text:p>
          </table:table-cell>
          <table:table-cell office:value-type="float" office:value="-1254.625">
            <text:p>-1254.625</text:p>
          </table:table-cell>
          <table:table-cell office:value-type="float" office:value="-0.00522660305879051">
            <text:p>-0.0052266031</text:p>
          </table:table-cell>
          <table:table-cell office:value-type="float" office:value="-0.0146882494004796">
            <text:p>-0.0146882494</text:p>
          </table:table-cell>
          <table:table-cell office:value-type="float" office:value="-0.0466680925457521">
            <text:p>-0.0466680925</text:p>
          </table:table-cell>
          <table:table-cell office:value-type="float" office:value="0.98176043135812">
            <text:p>0.9817604314</text:p>
          </table:table-cell>
          <table:table-cell office:value-type="float" office:value="0.949013986652405">
            <text:p>0.9490139867</text:p>
          </table:table-cell>
          <table:table-cell office:value-type="float" office:value="0.840930381379111">
            <text:p>0.8409303814</text:p>
          </table:table-cell>
          <table:table-cell table:number-columns-repeated="2" office:value-type="float" office:value="0">
            <text:p>0</text:p>
          </table:table-cell>
          <table:table-cell office:value-type="float" office:value="-14.5033659829678">
            <text:p>-14.50336598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807">
            <text:p>807</text:p>
          </table:table-cell>
          <table:table-cell office:value-type="float" office:value="5439">
            <text:p>5439</text:p>
          </table:table-cell>
          <table:table-cell office:value-type="float" office:value="13618">
            <text:p>13618</text:p>
          </table:table-cell>
          <table:table-cell office:value-type="float" office:value="26208">
            <text:p>26208</text:p>
          </table:table-cell>
          <table:table-cell office:value-type="float" office:value="-133.375">
            <text:p>-133.375</text:p>
          </table:table-cell>
          <table:table-cell office:value-type="float" office:value="-599.625">
            <text:p>-599.625</text:p>
          </table:table-cell>
          <table:table-cell office:value-type="float" office:value="-1169.625">
            <text:p>-1169.625</text:p>
          </table:table-cell>
          <table:table-cell office:value-type="float" office:value="-0.0245219709505424">
            <text:p>-0.024521971</text:p>
          </table:table-cell>
          <table:table-cell office:value-type="float" office:value="-0.0440317961521516">
            <text:p>-0.0440317962</text:p>
          </table:table-cell>
          <table:table-cell office:value-type="float" office:value="-0.0446285485347985">
            <text:p>-0.0446285485</text:p>
          </table:table-cell>
          <table:table-cell office:value-type="float" office:value="0.915351702709328">
            <text:p>0.9153517027</text:p>
          </table:table-cell>
          <table:table-cell office:value-type="float" office:value="0.849688759649343">
            <text:p>0.8496887596</text:p>
          </table:table-cell>
          <table:table-cell office:value-type="float" office:value="0.847703826523078">
            <text:p>0.8477038265</text:p>
          </table:table-cell>
          <table:table-cell office:value-type="float" office:value="-27.9183654450105">
            <text:p>-27.918365445</text:p>
          </table:table-cell>
          <table:table-cell office:value-type="float" office:value="-15.3927946655471">
            <text:p>-15.3927946655</text:p>
          </table:table-cell>
          <table:table-cell office:value-type="float" office:value="-15.182264243033">
            <text:p>-15.18226424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340">
            <text:p>11340</text:p>
          </table:table-cell>
          <table:table-cell office:value-type="float" office:value="20125">
            <text:p>20125</text:p>
          </table:table-cell>
          <table:table-cell office:value-type="float" office:value="34976">
            <text:p>34976</text:p>
          </table:table-cell>
          <table:table-cell office:value-type="float" office:value="-369.25">
            <text:p>-369.25</text:p>
          </table:table-cell>
          <table:table-cell office:value-type="float" office:value="-541.875">
            <text:p>-541.875</text:p>
          </table:table-cell>
          <table:table-cell office:value-type="float" office:value="-657.625">
            <text:p>-657.625</text:p>
          </table:table-cell>
          <table:table-cell office:value-type="float" office:value="-0.0325617283950617">
            <text:p>-0.0325617284</text:p>
          </table:table-cell>
          <table:table-cell office:value-type="float" office:value="-0.0269254658385093">
            <text:p>-0.0269254658</text:p>
          </table:table-cell>
          <table:table-cell office:value-type="float" office:value="-0.0188021786367795">
            <text:p>-0.0188021786</text:p>
          </table:table-cell>
          <table:table-cell office:value-type="float" office:value="0.888112072283189">
            <text:p>0.8881120723</text:p>
          </table:table-cell>
          <table:table-cell office:value-type="float" office:value="0.907181831758034">
            <text:p>0.9071818318</text:p>
          </table:table-cell>
          <table:table-cell office:value-type="float" office:value="0.934885277737391">
            <text:p>0.9348852777</text:p>
          </table:table-cell>
          <table:table-cell office:value-type="float" office:value="-20.9386883783354">
            <text:p>-20.9386883783</text:p>
          </table:table-cell>
          <table:table-cell office:value-type="float" office:value="-25.3950323159958">
            <text:p>-25.3950323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6">
            <text:p>656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12012">
            <text:p>12012</text:p>
          </table:table-cell>
          <table:table-cell office:value-type="float" office:value="20112">
            <text:p>20112</text:p>
          </table:table-cell>
          <table:table-cell office:value-type="float" office:value="34128">
            <text:p>34128</text:p>
          </table:table-cell>
          <table:table-cell office:value-type="float" office:value="-410.875">
            <text:p>-410.875</text:p>
          </table:table-cell>
          <table:table-cell office:value-type="float" office:value="-532.25">
            <text:p>-532.25</text:p>
          </table:table-cell>
          <table:table-cell office:value-type="float" office:value="-534.125">
            <text:p>-534.125</text:p>
          </table:table-cell>
          <table:table-cell office:value-type="float" office:value="-0.034205377955378">
            <text:p>-0.034205378</text:p>
          </table:table-cell>
          <table:table-cell office:value-type="float" office:value="-0.0264642999204455">
            <text:p>-0.0264642999</text:p>
          </table:table-cell>
          <table:table-cell office:value-type="float" office:value="-0.0156506387716831">
            <text:p>-0.0156506388</text:p>
          </table:table-cell>
          <table:table-cell office:value-type="float" office:value="0.882574392603075">
            <text:p>0.8825743926</text:p>
          </table:table-cell>
          <table:table-cell office:value-type="float" office:value="0.908747654252188">
            <text:p>0.9087476543</text:p>
          </table:table-cell>
          <table:table-cell office:value-type="float" office:value="0.945702851587274">
            <text:p>0.9457028516</text:p>
          </table:table-cell>
          <table:table-cell office:value-type="float" office:value="-19.9156909476344">
            <text:p>-19.9156909476</text:p>
          </table:table-cell>
          <table:table-cell office:value-type="float" office:value="-25.8436594357034">
            <text:p>-25.8436594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8619">
            <text:p>8619</text:p>
          </table:table-cell>
          <table:table-cell office:value-type="float" office:value="14776">
            <text:p>14776</text:p>
          </table:table-cell>
          <table:table-cell office:value-type="float" office:value="25998">
            <text:p>25998</text:p>
          </table:table-cell>
          <table:table-cell office:value-type="float" office:value="-787.571428571429">
            <text:p>-787.5714285714</text:p>
          </table:table-cell>
          <table:table-cell office:value-type="float" office:value="-1454">
            <text:p>-1454</text:p>
          </table:table-cell>
          <table:table-cell office:value-type="float" office:value="-636.428571428571">
            <text:p>-636.4285714286</text:p>
          </table:table-cell>
          <table:table-cell office:value-type="float" office:value="-0.0913761954485936">
            <text:p>-0.0913761954</text:p>
          </table:table-cell>
          <table:table-cell office:value-type="float" office:value="-0.0984028153762859">
            <text:p>-0.0984028154</text:p>
          </table:table-cell>
          <table:table-cell office:value-type="float" office:value="-0.024479905047641">
            <text:p>-0.024479905</text:p>
          </table:table-cell>
          <table:table-cell office:value-type="float" office:value="0.696548549755455">
            <text:p>0.6965485498</text:p>
          </table:table-cell>
          <table:table-cell office:value-type="float" office:value="0.674569049767999">
            <text:p>0.6745690498</text:p>
          </table:table-cell>
          <table:table-cell office:value-type="float" office:value="0.915494893205494">
            <text:p>0.9154948932</text:p>
          </table:table-cell>
          <table:table-cell office:value-type="float" office:value="-7.23353505400967">
            <text:p>-7.233535054</text:p>
          </table:table-cell>
          <table:table-cell office:value-type="float" office:value="-6.69142115956033">
            <text:p>-6.6914211596</text:p>
          </table:table-cell>
          <table:table-cell office:value-type="float" office:value="-27.9669404488221">
            <text:p>-27.966940448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4">
            <text:p>4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7709">
            <text:p>7709</text:p>
          </table:table-cell>
          <table:table-cell office:value-type="float" office:value="13925">
            <text:p>13925</text:p>
          </table:table-cell>
          <table:table-cell office:value-type="float" office:value="25975">
            <text:p>25975</text:p>
          </table:table-cell>
          <table:table-cell office:value-type="float" office:value="-862.833333333333">
            <text:p>-862.8333333333</text:p>
          </table:table-cell>
          <table:table-cell office:value-type="float" office:value="738.8">
            <text:p>738.8</text:p>
          </table:table-cell>
          <table:table-cell office:value-type="float" office:value="-553.5">
            <text:p>-553.5</text:p>
          </table:table-cell>
          <table:table-cell office:value-type="float" office:value="-0.111925455095776">
            <text:p>-0.1119254551</text:p>
          </table:table-cell>
          <table:table-cell office:value-type="float" office:value="0.0530556552962298">
            <text:p>0.0530556553</text:p>
          </table:table-cell>
          <table:table-cell office:value-type="float" office:value="-0.0213089509143407">
            <text:p>-0.0213089509</text:p>
          </table:table-cell>
          <table:table-cell office:value-type="float" office:value="0.632814429861643">
            <text:p>0.6328144299</text:p>
          </table:table-cell>
          <table:table-cell office:value-type="float" office:value="1.19121200255227">
            <text:p>1.1912120026</text:p>
          </table:table-cell>
          <table:table-cell office:value-type="float" office:value="0.926308651722384">
            <text:p>0.9263086517</text:p>
          </table:table-cell>
          <table:table-cell office:value-type="float" office:value="-5.83950766531257">
            <text:p>-5.8395076653</text:p>
          </table:table-cell>
          <table:table-cell office:value-type="float" office:value="13.4081172684438">
            <text:p>13.4081172684</text:p>
          </table:table-cell>
          <table:table-cell office:value-type="float" office:value="-32.1806339610104">
            <text:p>-32.18063396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6733">
            <text:p>6733</text:p>
          </table:table-cell>
          <table:table-cell office:value-type="float" office:value="12593">
            <text:p>12593</text:p>
          </table:table-cell>
          <table:table-cell office:value-type="float" office:value="23479">
            <text:p>23479</text:p>
          </table:table-cell>
          <table:table-cell office:value-type="float" office:value="-1403.6">
            <text:p>-1403.6</text:p>
          </table:table-cell>
          <table:table-cell office:value-type="float" office:value="-361.75">
            <text:p>-361.75</text:p>
          </table:table-cell>
          <table:table-cell office:value-type="float" office:value="0">
            <text:p>0</text:p>
          </table:table-cell>
          <table:table-cell office:value-type="float" office:value="-0.208465765631962">
            <text:p>-0.2084657656</text:p>
          </table:table-cell>
          <table:table-cell office:value-type="float" office:value="-0.028726276502819">
            <text:p>-0.0287262765</text:p>
          </table:table-cell>
          <table:table-cell office:value-type="float" office:value="0">
            <text:p>0</text:p>
          </table:table-cell>
          <table:table-cell office:value-type="float" office:value="0.355547452151553">
            <text:p>0.3555474522</text:p>
          </table:table-cell>
          <table:table-cell office:value-type="float" office:value="0.901075422205098">
            <text:p>0.9010754222</text:p>
          </table:table-cell>
          <table:table-cell office:value-type="float" office:value="1.09">
            <text:p>1.09</text:p>
          </table:table-cell>
          <table:table-cell office:value-type="float" office:value="-2.96492775970024">
            <text:p>-2.9649277597</text:p>
          </table:table-cell>
          <table:table-cell office:value-type="float" office:value="-23.7811207104805">
            <text:p>-23.7811207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5733">
            <text:p>5733</text:p>
          </table:table-cell>
          <table:table-cell office:value-type="float" office:value="12160">
            <text:p>12160</text:p>
          </table:table-cell>
          <table:table-cell office:value-type="float" office:value="24090">
            <text:p>24090</text:p>
          </table:table-cell>
          <table:table-cell table:number-columns-repeated="6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1">
            <text:p>0.81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4882">
            <text:p>4882</text:p>
          </table:table-cell>
          <table:table-cell office:value-type="float" office:value="11303">
            <text:p>11303</text:p>
          </table:table-cell>
          <table:table-cell office:value-type="float" office:value="24717">
            <text:p>24717</text:p>
          </table:table-cell>
          <table:table-cell table:number-columns-repeated="6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9">
            <text:p>0.89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5">
            <text:p>5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4157">
            <text:p>4157</text:p>
          </table:table-cell>
          <table:table-cell office:value-type="float" office:value="10086">
            <text:p>10086</text:p>
          </table:table-cell>
          <table:table-cell office:value-type="float" office:value="25361">
            <text:p>25361</text:p>
          </table:table-cell>
          <table:table-cell table:number-columns-repeated="6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2">
            <text:p>0.82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69.75">
            <text:p>169.75</text:p>
          </table:table-cell>
          <table:table-cell office:value-type="float" office:value="7747.75">
            <text:p>7747.75</text:p>
          </table:table-cell>
          <table:table-cell office:value-type="float" office:value="25884.75">
            <text:p>25884.75</text:p>
          </table:table-cell>
          <table:table-cell office:value-type="float" office:value="18.18">
            <text:p>18.1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57">
            <text:p>1257</text:p>
          </table:table-cell>
          <table:table-cell office:value-type="float" office:value="3540">
            <text:p>3540</text:p>
          </table:table-cell>
          <table:table-cell office:value-type="float" office:value="9567">
            <text:p>9567</text:p>
          </table:table-cell>
          <table:table-cell office:value-type="float" office:value="26021">
            <text:p>26021</text:p>
          </table:table-cell>
          <table:table-cell table:number-columns-repeated="6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7">
            <text:p>0.57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69.333333333333">
            <text:p>169.3333333333</text:p>
          </table:table-cell>
          <table:table-cell office:value-type="float" office:value="7706.66666666667">
            <text:p>7706.6666666667</text:p>
          </table:table-cell>
          <table:table-cell office:value-type="float" office:value="24978.6666666667">
            <text:p>24978.6666666667</text:p>
          </table:table-cell>
          <table:table-cell office:value-type="float" office:value="17.0166666666667">
            <text:p>17.01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556">
            <text:p>556</text:p>
          </table:table-cell>
          <table:table-cell office:value-type="float" office:value="819">
            <text:p>819</text:p>
          </table:table-cell>
          <table:table-cell office:value-type="float" office:value="1238">
            <text:p>1238</text:p>
          </table:table-cell>
          <table:table-cell office:value-type="float" office:value="3008">
            <text:p>3008</text:p>
          </table:table-cell>
          <table:table-cell office:value-type="float" office:value="8901">
            <text:p>8901</text:p>
          </table:table-cell>
          <table:table-cell office:value-type="float" office:value="26698">
            <text:p>26698</text:p>
          </table:table-cell>
          <table:table-cell table:number-columns-repeated="6" office:value-type="float" office:value="0">
            <text:p>0</text:p>
          </table:table-cell>
          <table:table-cell office:value-type="float" office:value="0.41">
            <text:p>0.41</text:p>
          </table:table-cell>
          <table:table-cell office:value-type="float" office:value="0.82">
            <text:p>0.82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row table:style-name="ro1">
          <table:table-cell office:value-type="float" office:value="0.41">
            <text:p>0.41</text:p>
          </table:table-cell>
          <table:table-cell office:value-type="float" office:value="0.82">
            <text:p>0.82</text:p>
          </table:table-cell>
          <table:table-cell office:value-type="float" office:value="1.09">
            <text:p>1.09</text:p>
          </table:table-cell>
          <table:table-cell office:value-type="float" office:value="-3">
            <text:p>-3</text:p>
          </table:table-cell>
          <table:table-cell office:value-type="float" office:value="-11">
            <text:p>-1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.7">
            <text:p>13.7</text:p>
          </table:table-cell>
          <table:table-cell office:value-type="float" office:value="20.6">
            <text:p>20.6</text:p>
          </table:table-cell>
          <table:table-cell office:value-type="float" office:value="9726">
            <text:p>9726</text:p>
          </table:table-cell>
          <table:table-cell office:value-type="float" office:value="10610">
            <text:p>10610</text:p>
          </table:table-cell>
          <table:table-cell office:value-type="float" office:value="11759">
            <text:p>117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8:22.87</dc:date>
    <dc:creator>Liam Widdess</dc:creator>
    <meta:editing-duration>P2DT3H30M53S</meta:editing-duration>
    <meta:editing-cycles>185</meta:editing-cycles>
    <meta:generator>OpenOffice/4.1.7$Win32 OpenOffice.org_project/417m1$Build-9800</meta:generator>
    <meta:document-statistic meta:table-count="8" meta:cell-count="864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645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422">
                <text:p>942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608">
                <text:p>5608</text:p>
              </table:table-cell>
              <table:table-cell office:value-type="float" office:value="9992">
                <text:p>999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56">
                <text:p>6856</text:p>
              </table:table-cell>
              <table:table-cell office:value-type="float" office:value="12281">
                <text:p>1228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828">
                <text:p>5828</text:p>
              </table:table-cell>
              <table:table-cell office:value-type="float" office:value="10473">
                <text:p>1047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399">
                <text:p>6399</text:p>
              </table:table-cell>
              <table:table-cell office:value-type="float" office:value="11189">
                <text:p>1118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7090">
                <text:p>7090</text:p>
              </table:table-cell>
              <table:table-cell office:value-type="float" office:value="15266">
                <text:p>1526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510">
                <text:p>7510</text:p>
              </table:table-cell>
              <table:table-cell office:value-type="float" office:value="13662">
                <text:p>1366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74">
                <text:p>4374</text:p>
              </table:table-cell>
              <table:table-cell office:value-type="float" office:value="7415">
                <text:p>7415</text:p>
              </table:table-cell>
              <table:table-cell office:value-type="float" office:value="14014">
                <text:p>1401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211">
                <text:p>8211</text:p>
              </table:table-cell>
              <table:table-cell office:value-type="float" office:value="15323">
                <text:p>1532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90">
                <text:p>5390</text:p>
              </table:table-cell>
              <table:table-cell office:value-type="float" office:value="9355">
                <text:p>9355</text:p>
              </table:table-cell>
              <table:table-cell office:value-type="float" office:value="17196">
                <text:p>1719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468">
                <text:p>5468</text:p>
              </table:table-cell>
              <table:table-cell office:value-type="float" office:value="9430">
                <text:p>9430</text:p>
              </table:table-cell>
              <table:table-cell office:value-type="float" office:value="16740">
                <text:p>1674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634">
                <text:p>5634</text:p>
              </table:table-cell>
              <table:table-cell office:value-type="float" office:value="9551">
                <text:p>9551</text:p>
              </table:table-cell>
              <table:table-cell office:value-type="float" office:value="15658">
                <text:p>1565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212">
                <text:p>6212</text:p>
              </table:table-cell>
              <table:table-cell office:value-type="float" office:value="10623">
                <text:p>10623</text:p>
              </table:table-cell>
              <table:table-cell office:value-type="float" office:value="16879">
                <text:p>1687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10">
                <text:p>6810</text:p>
              </table:table-cell>
              <table:table-cell office:value-type="float" office:value="11699">
                <text:p>11699</text:p>
              </table:table-cell>
              <table:table-cell office:value-type="float" office:value="17064">
                <text:p>1706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340">
                <text:p>7340</text:p>
              </table:table-cell>
              <table:table-cell office:value-type="float" office:value="11465">
                <text:p>11465</text:p>
              </table:table-cell>
              <table:table-cell office:value-type="float" office:value="16762">
                <text:p>1676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062">
                <text:p>8062</text:p>
              </table:table-cell>
              <table:table-cell office:value-type="float" office:value="11648">
                <text:p>11648</text:p>
              </table:table-cell>
              <table:table-cell office:value-type="float" office:value="17037">
                <text:p>1703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842">
                <text:p>8842</text:p>
              </table:table-cell>
              <table:table-cell office:value-type="float" office:value="12072">
                <text:p>12072</text:p>
              </table:table-cell>
              <table:table-cell office:value-type="float" office:value="18533">
                <text:p>1853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430">
                <text:p>9430</text:p>
              </table:table-cell>
              <table:table-cell office:value-type="float" office:value="12472">
                <text:p>12472</text:p>
              </table:table-cell>
              <table:table-cell office:value-type="float" office:value="19254">
                <text:p>1925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067">
                <text:p>9067</text:p>
              </table:table-cell>
              <table:table-cell office:value-type="float" office:value="12214">
                <text:p>12214</text:p>
              </table:table-cell>
              <table:table-cell office:value-type="float" office:value="18706">
                <text:p>1870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863">
                <text:p>8863</text:p>
              </table:table-cell>
              <table:table-cell office:value-type="float" office:value="12135">
                <text:p>12135</text:p>
              </table:table-cell>
              <table:table-cell office:value-type="float" office:value="19463">
                <text:p>1946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134">
                <text:p>9134</text:p>
              </table:table-cell>
              <table:table-cell office:value-type="float" office:value="13522">
                <text:p>13522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341">
                <text:p>13341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650">
                <text:p>8650</text:p>
              </table:table-cell>
              <table:table-cell office:value-type="float" office:value="13150">
                <text:p>13150</text:p>
              </table:table-cell>
              <table:table-cell office:value-type="float" office:value="19267">
                <text:p>1926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133">
                <text:p>9133</text:p>
              </table:table-cell>
              <table:table-cell office:value-type="float" office:value="13480">
                <text:p>13480</text:p>
              </table:table-cell>
              <table:table-cell office:value-type="float" office:value="19592">
                <text:p>1959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71">
                <text:p>10271</text:p>
              </table:table-cell>
              <table:table-cell office:value-type="float" office:value="13652">
                <text:p>13652</text:p>
              </table:table-cell>
              <table:table-cell office:value-type="float" office:value="20278">
                <text:p>202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20">
                <text:p>10220</text:p>
              </table:table-cell>
              <table:table-cell office:value-type="float" office:value="13588">
                <text:p>13588</text:p>
              </table:table-cell>
              <table:table-cell office:value-type="float" office:value="19879">
                <text:p>1987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150">
                <text:p>13150</text:p>
              </table:table-cell>
              <table:table-cell office:value-type="float" office:value="20665">
                <text:p>2066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596">
                <text:p>13596</text:p>
              </table:table-cell>
              <table:table-cell office:value-type="float" office:value="21091">
                <text:p>2109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308">
                <text:p>14308</text:p>
              </table:table-cell>
              <table:table-cell office:value-type="float" office:value="20988">
                <text:p>2098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012">
                <text:p>10012</text:p>
              </table:table-cell>
              <table:table-cell office:value-type="float" office:value="13994">
                <text:p>13994</text:p>
              </table:table-cell>
              <table:table-cell office:value-type="float" office:value="21754">
                <text:p>2175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4951">
                <text:p>14951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289">
                <text:p>15289</text:p>
              </table:table-cell>
              <table:table-cell office:value-type="float" office:value="26421">
                <text:p>2642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789">
                <text:p>10789</text:p>
              </table:table-cell>
              <table:table-cell office:value-type="float" office:value="16208">
                <text:p>16208</text:p>
              </table:table-cell>
              <table:table-cell office:value-type="float" office:value="28005">
                <text:p>2800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7210">
                <text:p>17210</text:p>
              </table:table-cell>
              <table:table-cell office:value-type="float" office:value="29731">
                <text:p>2973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808">
                <text:p>17808</text:p>
              </table:table-cell>
              <table:table-cell office:value-type="float" office:value="30754">
                <text:p>3075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714">
                <text:p>18714</text:p>
              </table:table-cell>
              <table:table-cell office:value-type="float" office:value="31867">
                <text:p>3186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384">
                <text:p>19384</text:p>
              </table:table-cell>
              <table:table-cell office:value-type="float" office:value="33369">
                <text:p>3336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20448">
                <text:p>20448</text:p>
              </table:table-cell>
              <table:table-cell office:value-type="float" office:value="35185">
                <text:p>3518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720">
                <text:p>21720</text:p>
              </table:table-cell>
              <table:table-cell office:value-type="float" office:value="35822">
                <text:p>358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4052">
                <text:p>14052</text:p>
              </table:table-cell>
              <table:table-cell office:value-type="float" office:value="22668">
                <text:p>22668</text:p>
              </table:table-cell>
              <table:table-cell office:value-type="float" office:value="33375">
                <text:p>3337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932">
                <text:p>22932</text:p>
              </table:table-cell>
              <table:table-cell office:value-type="float" office:value="32611">
                <text:p>3261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326">
                <text:p>22326</text:p>
              </table:table-cell>
              <table:table-cell office:value-type="float" office:value="34271">
                <text:p>3427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42">
                <text:p>15942</text:p>
              </table:table-cell>
              <table:table-cell office:value-type="float" office:value="21808">
                <text:p>21808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2364">
                <text:p>22364</text:p>
              </table:table-cell>
              <table:table-cell office:value-type="float" office:value="32548">
                <text:p>3254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7086">
                <text:p>17086</text:p>
              </table:table-cell>
              <table:table-cell office:value-type="float" office:value="22846">
                <text:p>22846</text:p>
              </table:table-cell>
              <table:table-cell office:value-type="float" office:value="32523">
                <text:p>3252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595">
                <text:p>16595</text:p>
              </table:table-cell>
              <table:table-cell office:value-type="float" office:value="23862">
                <text:p>23862</text:p>
              </table:table-cell>
              <table:table-cell office:value-type="float" office:value="34466">
                <text:p>344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6090">
                <text:p>16090</text:p>
              </table:table-cell>
              <table:table-cell office:value-type="float" office:value="23906">
                <text:p>23906</text:p>
              </table:table-cell>
              <table:table-cell office:value-type="float" office:value="34973">
                <text:p>349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484">
                <text:p>16484</text:p>
              </table:table-cell>
              <table:table-cell office:value-type="float" office:value="22065">
                <text:p>22065</text:p>
              </table:table-cell>
              <table:table-cell office:value-type="float" office:value="32042">
                <text:p>3204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847">
                <text:p>14847</text:p>
              </table:table-cell>
              <table:table-cell office:value-type="float" office:value="21582">
                <text:p>21582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3508">
                <text:p>13508</text:p>
              </table:table-cell>
              <table:table-cell office:value-type="float" office:value="20956">
                <text:p>20956</text:p>
              </table:table-cell>
              <table:table-cell office:value-type="float" office:value="33210">
                <text:p>3321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2584">
                <text:p>12584</text:p>
              </table:table-cell>
              <table:table-cell office:value-type="float" office:value="20492">
                <text:p>20492</text:p>
              </table:table-cell>
              <table:table-cell office:value-type="float" office:value="33670">
                <text:p>3367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1700">
                <text:p>11700</text:p>
              </table:table-cell>
              <table:table-cell office:value-type="float" office:value="20441">
                <text:p>20441</text:p>
              </table:table-cell>
              <table:table-cell office:value-type="float" office:value="30050">
                <text:p>30050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2540">
                <text:p>12540</text:p>
              </table:table-cell>
              <table:table-cell office:value-type="float" office:value="19347">
                <text:p>19347</text:p>
              </table:table-cell>
              <table:table-cell office:value-type="float" office:value="30487">
                <text:p>3048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3030">
                <text:p>13030</text:p>
              </table:table-cell>
              <table:table-cell office:value-type="float" office:value="19394">
                <text:p>19394</text:p>
              </table:table-cell>
              <table:table-cell office:value-type="float" office:value="32323">
                <text:p>3232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2584">
                <text:p>12584</text:p>
              </table:table-cell>
              <table:table-cell office:value-type="float" office:value="19768">
                <text:p>19768</text:p>
              </table:table-cell>
              <table:table-cell office:value-type="float" office:value="32947">
                <text:p>3294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2342">
                <text:p>12342</text:p>
              </table:table-cell>
              <table:table-cell office:value-type="float" office:value="19412">
                <text:p>19412</text:p>
              </table:table-cell>
              <table:table-cell office:value-type="float" office:value="29170">
                <text:p>2917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2540">
                <text:p>12540</text:p>
              </table:table-cell>
              <table:table-cell office:value-type="float" office:value="18347">
                <text:p>18347</text:p>
              </table:table-cell>
              <table:table-cell office:value-type="float" office:value="27016">
                <text:p>2701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0296">
                <text:p>10296</text:p>
              </table:table-cell>
              <table:table-cell office:value-type="float" office:value="17160">
                <text:p>17160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9846">
                <text:p>9846</text:p>
              </table:table-cell>
              <table:table-cell office:value-type="float" office:value="16471">
                <text:p>16471</text:p>
              </table:table-cell>
              <table:table-cell office:value-type="float" office:value="28294">
                <text:p>2829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214">
                <text:p>11214</text:p>
              </table:table-cell>
              <table:table-cell office:value-type="float" office:value="17280">
                <text:p>17280</text:p>
              </table:table-cell>
              <table:table-cell office:value-type="float" office:value="28576">
                <text:p>2857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808">
                <text:p>11808</text:p>
              </table:table-cell>
              <table:table-cell office:value-type="float" office:value="17620">
                <text:p>17620</text:p>
              </table:table-cell>
              <table:table-cell office:value-type="float" office:value="29281">
                <text:p>2928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70">
                <text:p>11070</text:p>
              </table:table-cell>
              <table:table-cell office:value-type="float" office:value="16835">
                <text:p>16835</text:p>
              </table:table-cell>
              <table:table-cell office:value-type="float" office:value="26884">
                <text:p>2688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250">
                <text:p>11250</text:p>
              </table:table-cell>
              <table:table-cell office:value-type="float" office:value="17004">
                <text:p>17004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232">
                <text:p>11232</text:p>
              </table:table-cell>
              <table:table-cell office:value-type="float" office:value="17472">
                <text:p>17472</text:p>
              </table:table-cell>
              <table:table-cell office:value-type="float" office:value="29281">
                <text:p>292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242">
                <text:p>10242</text:p>
              </table:table-cell>
              <table:table-cell office:value-type="float" office:value="17423">
                <text:p>17423</text:p>
              </table:table-cell>
              <table:table-cell office:value-type="float" office:value="30832">
                <text:p>3083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9270">
                <text:p>9270</text:p>
              </table:table-cell>
              <table:table-cell office:value-type="float" office:value="16835">
                <text:p>16835</text:p>
              </table:table-cell>
              <table:table-cell office:value-type="float" office:value="28905">
                <text:p>2890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9720">
                <text:p>9720</text:p>
              </table:table-cell>
              <table:table-cell office:value-type="float" office:value="17004">
                <text:p>17004</text:p>
              </table:table-cell>
              <table:table-cell office:value-type="float" office:value="29375">
                <text:p>2937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296">
                <text:p>10296</text:p>
              </table:table-cell>
              <table:table-cell office:value-type="float" office:value="17342">
                <text:p>17342</text:p>
              </table:table-cell>
              <table:table-cell office:value-type="float" office:value="29328">
                <text:p>2932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008">
                <text:p>10008</text:p>
              </table:table-cell>
              <table:table-cell office:value-type="float" office:value="16380">
                <text:p>16380</text:p>
              </table:table-cell>
              <table:table-cell office:value-type="float" office:value="27195">
                <text:p>2719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168">
                <text:p>10168</text:p>
              </table:table-cell>
              <table:table-cell office:value-type="float" office:value="16383">
                <text:p>16383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9454">
                <text:p>9454</text:p>
              </table:table-cell>
              <table:table-cell office:value-type="float" office:value="16002">
                <text:p>16002</text:p>
              </table:table-cell>
              <table:table-cell office:value-type="float" office:value="27489">
                <text:p>27489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127">
                <text:p>7127</text:p>
              </table:table-cell>
              <table:table-cell office:value-type="float" office:value="15012">
                <text:p>15012</text:p>
              </table:table-cell>
              <table:table-cell office:value-type="float" office:value="26884">
                <text:p>2688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439">
                <text:p>5439</text:p>
              </table:table-cell>
              <table:table-cell office:value-type="float" office:value="13618">
                <text:p>13618</text:p>
              </table:table-cell>
              <table:table-cell office:value-type="float" office:value="26208">
                <text:p>2620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40">
                <text:p>11340</text:p>
              </table:table-cell>
              <table:table-cell office:value-type="float" office:value="20125">
                <text:p>20125</text:p>
              </table:table-cell>
              <table:table-cell office:value-type="float" office:value="34976">
                <text:p>3497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2012">
                <text:p>12012</text:p>
              </table:table-cell>
              <table:table-cell office:value-type="float" office:value="20112">
                <text:p>20112</text:p>
              </table:table-cell>
              <table:table-cell office:value-type="float" office:value="34128">
                <text:p>3412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8619">
                <text:p>8619</text:p>
              </table:table-cell>
              <table:table-cell office:value-type="float" office:value="14776">
                <text:p>14776</text:p>
              </table:table-cell>
              <table:table-cell office:value-type="float" office:value="25998">
                <text:p>2599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709">
                <text:p>7709</text:p>
              </table:table-cell>
              <table:table-cell office:value-type="float" office:value="13925">
                <text:p>13925</text:p>
              </table:table-cell>
              <table:table-cell office:value-type="float" office:value="25975">
                <text:p>2597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6733">
                <text:p>6733</text:p>
              </table:table-cell>
              <table:table-cell office:value-type="float" office:value="12593">
                <text:p>12593</text:p>
              </table:table-cell>
              <table:table-cell office:value-type="float" office:value="23479">
                <text:p>2347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5733">
                <text:p>5733</text:p>
              </table:table-cell>
              <table:table-cell office:value-type="float" office:value="12160">
                <text:p>12160</text:p>
              </table:table-cell>
              <table:table-cell office:value-type="float" office:value="24090">
                <text:p>2409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4882">
                <text:p>4882</text:p>
              </table:table-cell>
              <table:table-cell office:value-type="float" office:value="11303">
                <text:p>11303</text:p>
              </table:table-cell>
              <table:table-cell office:value-type="float" office:value="24717">
                <text:p>2471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4157">
                <text:p>4157</text:p>
              </table:table-cell>
              <table:table-cell office:value-type="float" office:value="10086">
                <text:p>10086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3540">
                <text:p>3540</text:p>
              </table:table-cell>
              <table:table-cell office:value-type="float" office:value="9567">
                <text:p>9567</text:p>
              </table:table-cell>
              <table:table-cell office:value-type="float" office:value="26021">
                <text:p>2602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3008">
                <text:p>3008</text:p>
              </table:table-cell>
              <table:table-cell office:value-type="float" office:value="8901">
                <text:p>8901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47.75">
                <text:p>7747.7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06.66666666667">
                <text:p>7706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6cm" svg:y="1.404cm" svg:width="30.89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7.0166666666667">
                <text:p>17.0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4cm" svg:y="1.352cm" svg:width="31.35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68555845382">
                <text:p>1.26855584538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873608869035">
                <text:p>1.187360886903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8829964538516">
                <text:p>1.2882996453851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5532417093662">
                <text:p>1.1553241709366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32987081891896">
                <text:p>1.3298708189189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6222786112081">
                <text:p>1.1622278611208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4037540787045">
                <text:p>1.1403754078704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2079498151794">
                <text:p>1.2207949815179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078116925586">
                <text:p>1.2207811692558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283380414963">
                <text:p>1.2228338041496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640712442111">
                <text:p>1.2964071244211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972264461569">
                <text:p>1.297226446156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910721760472">
                <text:p>1.2791072176047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120319634988">
                <text:p>1.0512031963498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825606148624">
                <text:p>1.04825606148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677338184349">
                <text:p>1.0867733818434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9632813159351">
                <text:p>1.0963281315935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068322888739">
                <text:p>1.0606832288873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9169130833354">
                <text:p>1.0916913083335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2149220138629">
                <text:p>1.0214922013862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0.999311409365099">
                <text:p>0.99931140936509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685753659877">
                <text:p>1.0468575365987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3393599926036">
                <text:p>1.033935999260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1033603796365">
                <text:p>1.0103360379636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012343800289">
                <text:p>1.0201234380028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685753659877">
                <text:p>1.0468575365987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94195552384">
                <text:p>1.0469419555238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3666069561621">
                <text:p>1.0366606956162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926408036732">
                <text:p>1.0792640803673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59796087794">
                <text:p>1.135979608779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995887364623">
                <text:p>1.1899588736462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884395756244">
                <text:p>1.1988439575624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9685329918959">
                <text:p>1.1968532991895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17963249328">
                <text:p>1.1701796324932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7796011061662">
                <text:p>1.1779601106166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47000755959">
                <text:p>1.04700075595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8079935311126">
                <text:p>1.1807993531112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87295631037">
                <text:p>1.168729563103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28300181024">
                <text:p>1.102830018102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5057833215743">
                <text:p>1.0505783321574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4557515447138">
                <text:p>0.98455751544713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9152553054864">
                <text:p>0.9915255305486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0148348442199">
                <text:p>1.1014834844219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9237170448675">
                <text:p>0.98923717044867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370753685819">
                <text:p>1.0137075368581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3290807520105">
                <text:p>0.99329080752010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75982428858888">
                <text:p>0.97598242885888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4954381949125">
                <text:p>0.98495438194912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7886087679287">
                <text:p>0.9788608767928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81480879181666">
                <text:p>0.98148087918166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965731056282787">
                <text:p>0.96573105628278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871248465157859">
                <text:p>0.87124846515785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885939678561326">
                <text:p>0.88593967856132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898439596871514">
                <text:p>0.89843959687151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5332051517823">
                <text:p>1.05332051517823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67125772656824">
                <text:p>0.86712577265682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724881825077785">
                <text:p>0.72488182507778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93790711516742">
                <text:p>0.993790711516742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3206386990017">
                <text:p>1.0320638699001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4400589568401">
                <text:p>1.0440058956840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85170489408327">
                <text:p>0.985170489408327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0167284811943">
                <text:p>1.0016728481194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64447360969859">
                <text:p>0.96444736096985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77656787191889">
                <text:p>0.97765678719188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5170489408327">
                <text:p>0.98517048940832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00167284811943">
                <text:p>1.0016728481194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7235695659479">
                <text:p>0.98723569565947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799508694937541">
                <text:p>0.79950869493754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26823717510567">
                <text:p>1.2682371751056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76467232934466">
                <text:p>0.9764672329344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49013986652405">
                <text:p>0.94901398665240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849688759649343">
                <text:p>0.8496887596493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07181831758034">
                <text:p>0.90718183175803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08747654252188">
                <text:p>0.90874765425218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674569049767999">
                <text:p>0.67456904976799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.19121200255227">
                <text:p>1.1912120025522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01075422205098">
                <text:p>0.901075422205098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5884.75">
                <text:p>25884.7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24978.6666666667">
                <text:p>24978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